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Times"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Songti TC" fo:font-size="12.0pt" fo:background-color="#e0e0e0"/>
    </style:style>
    <style:style style:name="T1" style:family="text">
      <style:text-properties fo:color="#032726"/>
    </style:style>
    <style:style style:name="T2" style:family="text">
      <style:text-properties style:font-name="Songti TC"/>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win7   |  2012.07.18 19:39   |   <text:a xlink:type="simple" xlink:href="http://palinfo.habago.org/Entry?Command=Information_PrintForum&amp;iPage=501#FORUM31546"><text:span text:style-name="T1">#</text:span></text:a></text:p>
      <text:p text:style-name="P2"><text:span text:style-name="T2">換</text:span>windows 7<text:span text:style-name="T2">吧</text:span><text:s/><text:span text:style-name="T2">至少對系統保護好一點</text:span>,xp<text:span text:style-name="T2">的設計實在太糟了</text:span>.<text:line-break/>360<text:span text:style-name="T2">或金山也只是另一個流氓而已</text:span><text:line-break/><text:span text:style-name="T2">或許這個工具有用</text:span><text:line-break/>http://briian.com/?p=6578</text:p>
      <text:p text:style-name="P1"><text:span text:style-name="T2">學姊</text:span><text:s/>  |  2012.07.17 16:30   |   <text:a xlink:type="simple" xlink:href="http://palinfo.habago.org/Entry?Command=Information_PrintForum&amp;iPage=501#FORUM31545"><text:span text:style-name="T1">#</text:span></text:a></text:p>
      <text:p text:style-name="P3">謝謝啟承，看了你提供的網頁，才知道原來我的<text:span text:style-name="T3">IE</text:span>可也被綁架了，而且可能會發展成為比我想像還嚴重的事態。不只是女拳擊手，現在看網頁還經常會跑出一些會遮擋視線的廣告小框框，所以一定得動手關掉。我還以為這是網路世界商業化的正常現象<text:span text:style-name="T3">......</text:span>可能就看看這一月沒用電腦會不會自然消失，否則就得使用偵探軟體來處理了<text:span text:style-name="T3">......</text:span></text:p>
      <text:p text:style-name="P4"/>
      <text:p text:style-name="P1"><text:span text:style-name="T2">鄭啟承</text:span><text:s/>  |  2012.07.17 09:23   |   <text:a xlink:type="simple" xlink:href="http://palinfo.habago.org/Entry?Command=Information_PrintForum&amp;iPage=502#FORUM31544"><text:span text:style-name="T1">#</text:span></text:a></text:p>
      <text:p text:style-name="P3">那種會自己跳出來的頁面，通常都是廣告<text:span text:style-name="T3"><text:s/>(</text:span>當然不可能中獎<text:span text:style-name="T3">)</text:span>，我不是很懂網頁，不過一般都是和某個特定主頁有關連，也就是說它是附屬於某個特定網頁，裡寫藏有程式碼，只要你在該頁進行了某個動作，該廣告頁面就會被觸發而跳出。<text:span text:style-name="T3"><text:line-break/><text:line-break/></text:span>所以也許學姐可以看看平常有哪些頁面是固定開著在使用的，特別是其中可能帶有商業或娛樂性質的，會最有嫌疑，把它們先關掉一陣子試試，如果廣告不再出現那就<text:span text:style-name="T3">OK</text:span>了。<text:span text:style-name="T3"><text:line-break/><text:line-break/></text:span>如果這樣做還是無法阻止女拳擊手的出現，那可能就是以前曾經有按過什麼按鈕<text:span text:style-name="T3"><text:s/>(</text:span>通常是連拐帶騙讓你忍不住去按<text:span text:style-name="T3">)</text:span>，讓系統被安裝廣告元件，才會不時跳出。這個就比較麻煩，這和首頁被綁架差不多，算是某種木馬程式吧。<text:span text:style-name="T3"><text:line-break/><text:line-break/></text:span>對這個沒有很多經驗，不過查到一個或許有用的資訊，裡頭提到一套「<text:span text:style-name="T3">XoftSpy</text:span>反間諜軟體」，也許可以試試<text:span text:style-name="T3">:<text:line-break/>http://0rz.tw/HnsMx<text:line-break/><text:line-break/></text:span>這裡有提到這套軟體的評價<text:span text:style-name="T3">:(</text:span>好像要錢才能發揮它的所有功能<text:span text:style-name="T3">)<text:line-break/>http://my-net.cc/weblog/post/118/</text:span></text:p>
      <text:p text:style-name="P1"><text:span text:style-name="T2">學姊</text:span><text:s/>  |  2012.07.17 02:09   |   <text:a xlink:type="simple" xlink:href="http://palinfo.habago.org/Entry?Command=Information_PrintForum&amp;iPage=502#FORUM31543"><text:span text:style-name="T1">#</text:span></text:a></text:p>
      <text:p text:style-name="P5">那我也趁機請教一下電腦高手好了。我家中的電腦現在大概每開一兩個網頁，就會自動跑出一個新網頁，總是個女拳擊手的圖，說我中了甚麼百萬大獎，我當然不會信這種好事會與我有緣，所以我總是很有耐心不厭其煩地每次將這網頁關掉。請問有沒有更聰明的解決辦法呢<text:span text:style-name="T3">? </text:span>這女拳擊手每天要出現好幾次，真的挺干擾的<text:span text:style-name="T3">......</text:span></text:p>
      <text:p text:style-name="P1"><text:span text:style-name="T2">鄭啟承</text:span><text:s/>  |  2012.07.13 14:06   |   <text:a xlink:type="simple" xlink:href="http://palinfo.habago.org/Entry?Command=Information_PrintForum&amp;iPage=502#FORUM31542"><text:span text:style-name="T1">#</text:span></text:a></text:p>
      <text:p text:style-name="P3"><text:span text:style-name="T3">Chrome </text:span>好像之前榮登各種網頁相容性最好的榜首，在各類瀏覽器中脫穎而出，不過這消息有一陣子了。<text:span text:style-name="T3">Chrome </text:span>速度確實很快，可以試試。<text:span text:style-name="T3"><text:line-break/><text:line-break/>Google </text:span>還辦過什麼<text:span text:style-name="T3">"</text:span>歡迎你來駭<text:span text:style-name="T3">"</text:span>的比賽，重金邀請各路駭客挑戰<text:span text:style-name="T3"><text:s/>Chrome </text:span>的安全性，可見其對自己瀏覽器的安全性十分有信心。不過結果還是被攻破了，可見在有心人面前，沒有什麼絕對安全的電腦。但一般來說<text:span text:style-name="T3"><text:s/>Chrome </text:span>的評價還是很高的。</text:p>
      <text:p text:style-name="P1"><text:span text:style-name="T2">懷軒</text:span><text:s/>  |  2012.07.13 01:26   |   <text:a xlink:type="simple" xlink:href="http://palinfo.habago.org/Entry?Command=Information_PrintForum&amp;iPage=502#FORUM31541"><text:span text:style-name="T1">#</text:span></text:a></text:p>
      <text:p text:style-name="P5">陳真<text:span text:style-name="T3"><text:line-break/><text:line-break/></text:span>你可以試著用一個對岸的軟體叫<text:span text:style-name="T3">"</text:span>金山衛士<text:span text:style-name="T3">"</text:span>，有防毒功能及一些附加的整理程式，也是免費的。我原本也是用小紅傘，後來我的工程師朋友叫我改用<text:span text:style-name="T3">"</text:span>金山衛士<text:span text:style-name="T3">"</text:span>，它佔的資源較小，還有一些清除電腦垃圾文件及暫存檔的功能，它還能偵測你的開機過程，建議你關閉或是延遲一些不必要的功能，讓開機速度快些。聯結在這：<text:span text:style-name="T3">http://www.ijinshan.com/ws/<text:line-break/><text:line-break/></text:span>我覺得很好用，很簡單操作。除了介面醜一點，文字是簡體之外，我覺得它很好用。簡體的話看久了就了解它在說甚麼了，因為有些電腦用語不太一樣。<text:span text:style-name="T3"><text:line-break/><text:line-break/></text:span>瀏覽器我現在是習慣用<text:span text:style-name="T3">Google</text:span>出的<text:span text:style-name="T3">Chrome</text:span>，速度比火狐還快，操作介面也很直覺方便。我之前也是用了火狐很多年，最近才換成<text:span text:style-name="T3">Chrome</text:span>。給你參考一下。<text:span text:style-name="T3"><text:line-break/><text:line-break/></text:span>懷軒</text:p>
      <text:p text:style-name="P1"><text:span text:style-name="T2">陳真</text:span><text:s/>  |  2012.07.12 17:46   |   <text:a xlink:type="simple" xlink:href="http://palinfo.habago.org/Entry?Command=Information_PrintForum&amp;iPage=502#FORUM31540"><text:span text:style-name="T1">#</text:span></text:a></text:p>
      <text:p text:style-name="P3">醫<text:span text:style-name="T3">: </text:span>你好<text:span text:style-name="T3">,</text:span>有哪裡不舒服嗎<text:span text:style-name="T3">?<text:line-break/><text:line-break/></text:span>甲<text:span text:style-name="T3">: </text:span>我的小孩以後要考大學了<text:span text:style-name="T3">,</text:span>他很乖<text:span text:style-name="T3">,</text:span>但是為什麼會這樣<text:span text:style-name="T3">?<text:line-break/><text:line-break/></text:span>醫<text:span text:style-name="T3">: </text:span>會怎樣<text:span text:style-name="T3">?<text:line-break/><text:line-break/></text:span>甲<text:span text:style-name="T3">: (</text:span>花十分鐘描述其兒子多乖多聰明多麼討人喜歡<text:span text:style-name="T3">...)<text:line-break/><text:line-break/></text:span>醫<text:span text:style-name="T3">: (</text:span>努力打斷無數次其描述<text:span text:style-name="T3">....)</text:span>對不起<text:span text:style-name="T3">,</text:span>你能不能直接講重點<text:span text:style-name="T3">,</text:span>妳講的都是優點<text:span text:style-name="T3">,</text:span>我相信妳兒子很優秀<text:span text:style-name="T3">,</text:span>但妳現在是要跟我說什麼<text:span text:style-name="T3">?<text:line-break/><text:line-break/></text:span>甲<text:span text:style-name="T3">: </text:span>我是看他在那邊走來走去<text:span text:style-name="T3">,</text:span>我問他說你為什麼不坐下來背英文而要這樣走來走去<text:span text:style-name="T3">,</text:span>他跟我說他要這樣背才背得起來<text:span text:style-name="T3">.<text:line-break/><text:line-break/></text:span>醫<text:span text:style-name="T3">: </text:span>所以呢<text:span text:style-name="T3">?<text:line-break/><text:line-break/></text:span>甲<text:span text:style-name="T3">: </text:span>所以<text:span text:style-name="T3">...</text:span>所以我也不知道<text:span text:style-name="T3">,</text:span>所以我就想說來問你<text:span text:style-name="T3">.<text:line-break/><text:line-break/></text:span>醫<text:span text:style-name="T3">: </text:span>但我聽不出來哪裡有問題<text:span text:style-name="T3">.<text:line-break/><text:line-break/></text:span>甲<text:span text:style-name="T3">: </text:span>我還曾經聽到他罵髒話<text:span text:style-name="T3">.<text:line-break/><text:line-break/></text:span>醫<text:span text:style-name="T3">: </text:span>所以呢<text:span text:style-name="T3">?<text:line-break/><text:line-break/></text:span>甲<text:span text:style-name="T3">: </text:span>怎麼可以罵髒話<text:span text:style-name="T3">?<text:line-break/><text:line-break/></text:span>醫<text:span text:style-name="T3">: </text:span>罵誰<text:span text:style-name="T3">?<text:line-break/><text:line-break/></text:span>甲<text:span text:style-name="T3">: </text:span>沒有罵誰<text:span text:style-name="T3">,</text:span>就一邊背書一邊嘴裏就罵出來<text:span text:style-name="T3">.<text:line-break/><text:line-break/></text:span>醫<text:span text:style-name="T3">: </text:span>罵什麼髒話<text:span text:style-name="T3">.<text:line-break/><text:line-break/></text:span>甲<text:span text:style-name="T3">: </text:span>就是那個字<text:span text:style-name="T3">.<text:line-break/><text:line-break/></text:span>醫<text:span text:style-name="T3">: </text:span>哪個字<text:span text:style-name="T3">?<text:line-break/><text:line-break/></text:span>甲<text:span text:style-name="T3">: </text:span>就是那個字<text:span text:style-name="T3">.</text:span>阿彌陀佛<text:span text:style-name="T3">,</text:span>我不能講髒話<text:span text:style-name="T3">.<text:line-break/><text:line-break/></text:span>醫<text:span text:style-name="T3">:</text:span>幹<text:span text:style-name="T3">?</text:span>還是幹<text:span text:style-name="T3">XX?<text:line-break/><text:line-break/></text:span>甲<text:span text:style-name="T3">: </text:span>我不敢聽<text:span text:style-name="T3">,</text:span>就一個字<text:span text:style-name="T3">.<text:line-break/><text:line-break/></text:span>醫<text:span text:style-name="T3">: </text:span>妳現在是妳要看診還是妳在幫妳兒子來看診<text:span text:style-name="T3">?<text:line-break/><text:line-break/></text:span>甲<text:span text:style-name="T3">: </text:span>我是很擔心他背書這樣走來走去會不會怎樣<text:span text:style-name="T3">?<text:line-break/><text:line-break/></text:span>醫<text:span text:style-name="T3">: </text:span>這樣會怎樣<text:span text:style-name="T3">?<text:line-break/><text:line-break/></text:span>甲<text:span text:style-name="T3">: </text:span>他說他們老師上課也都這樣一邊踱步一邊自言自語<text:span text:style-name="T3">.<text:line-break/><text:line-break/></text:span>醫<text:span text:style-name="T3">: </text:span>所以呢<text:span text:style-name="T3">?<text:line-break/><text:line-break/></text:span>甲<text:span text:style-name="T3">: </text:span>所以我是擔心那個老師會不會帶壞我的小孩<text:span text:style-name="T3">.<text:line-break/><text:line-break/></text:span>醫<text:span text:style-name="T3">: </text:span>我聽不出來這樣有什麼問題<text:span text:style-name="T3">. </text:span>如果妳覺得他有問題<text:span text:style-name="T3">,</text:span>那應該帶他看醫生而不是由妳來轉述<text:span text:style-name="T3">.<text:line-break/><text:line-break/></text:span>甲<text:span text:style-name="T3">: </text:span>為什麼他都不用指甲剪而是用嘴巴咬指甲<text:span text:style-name="T3">? </text:span>我真的好擔心<text:span text:style-name="T3">,</text:span>怎麼會這樣<text:span text:style-name="T3">? </text:span>他爸爸是<text:span text:style-name="T3">XXX</text:span>的<text:span text:style-name="T3">YYY (</text:span>意思是說他爸爸是某位名人<text:span text:style-name="T3">.</text:span>很有水準<text:span text:style-name="T3">,</text:span>怎麼小孩會這樣<text:span text:style-name="T3">?).<text:line-break/><text:line-break/></text:span>醫<text:span text:style-name="T3">: </text:span>用嘴巴咬指甲比較快啊<text:span text:style-name="T3">.</text:span>我也常常用手剝或用嘴巴咬<text:span text:style-name="T3">,</text:span>這樣有什麼好擔心<text:span text:style-name="T3">? </text:span>他又不是三歲小孩<text:span text:style-name="T3">.<text:line-break/><text:line-break/></text:span>甲<text:span text:style-name="T3">: </text:span>醫生也用嘴巴咬指甲<text:span text:style-name="T3">?<text:line-break/><text:line-break/></text:span>醫<text:span text:style-name="T3">: </text:span>對啊<text:span text:style-name="T3">,</text:span>我連腳的指甲也能咬得到<text:span text:style-name="T3">,</text:span>不過腳指甲很硬<text:span text:style-name="T3">,</text:span>硬要咬對牙齒不好<text:span text:style-name="T3">.<text:line-break/><text:line-break/></text:span>甲<text:span text:style-name="T3">: (</text:span>難堪的樣子<text:span text:style-name="T3">)</text:span>可是他爸爸是<text:span text:style-name="T3">XXX</text:span>的<text:span text:style-name="T3">YYY.<text:line-break/><text:line-break/></text:span>醫<text:span text:style-name="T3">: </text:span>所以呢<text:span text:style-name="T3">?<text:line-break/><text:line-break/></text:span>甲<text:span text:style-name="T3">: </text:span>我們是很有一塊的<text:span text:style-name="T3">(</text:span>台語<text:span text:style-name="T3">).<text:line-break/><text:line-break/></text:span>醫<text:span text:style-name="T3">: </text:span>一塊什麼<text:span text:style-name="T3">?<text:line-break/><text:line-break/></text:span>甲<text:span text:style-name="T3">: </text:span>我們很有錢<text:span text:style-name="T3">.<text:line-break/><text:line-break/></text:span>醫<text:span text:style-name="T3">: </text:span>總之我聽不出來妳小孩有任何問題<text:span text:style-name="T3">,</text:span>如果妳覺得他有問題可以帶他去學校輔導室<text:span text:style-name="T3">. </text:span>妳去退掛號吧<text:span text:style-name="T3">.<text:line-break/><text:line-break/></text:span>甲<text:span text:style-name="T3">: </text:span>我們都希望他以後也能跟你一樣<text:span text:style-name="T3">.<text:line-break/><text:line-break/></text:span>醫<text:span text:style-name="T3">: </text:span>一樣什麼<text:span text:style-name="T3">?<text:line-break/><text:line-break/></text:span>甲<text:span text:style-name="T3">: </text:span>一樣當醫生<text:span text:style-name="T3">.<text:line-break/><text:line-break/></text:span>醫<text:span text:style-name="T3">: </text:span>這些不是醫療問題<text:span text:style-name="T3">,</text:span>我幫不上忙<text:span text:style-name="T3">,</text:span>妳要不要去退掛號<text:span text:style-name="T3">?<text:line-break/><text:line-break/></text:span>甲<text:span text:style-name="T3">: </text:span>可是他說他成績不夠<text:span text:style-name="T3">,</text:span>只能唸電機或唸商<text:span text:style-name="T3">. </text:span>他笑我們不是開賓士車<text:span text:style-name="T3">,</text:span>讓有些同學看笑話<text:span text:style-name="T3">,</text:span>說你爸爸是<text:span text:style-name="T3">XXX </text:span>的<text:span text:style-name="T3">YYY</text:span>怎麼不是開幾百萬的車<text:span text:style-name="T3">?<text:line-break/><text:line-break/></text:span>醫<text:span text:style-name="T3">: </text:span>這些都不是醫療問題<text:span text:style-name="T3">,</text:span>我幫不上忙<text:span text:style-name="T3">,</text:span>妳要不要去退掛號<text:span text:style-name="T3">?<text:line-break/><text:line-break/></text:span>甲<text:span text:style-name="T3">: </text:span>他祖母說他只要段考有一科考<text:span text:style-name="T3">90</text:span>分以上就每一科給他一百萬<text:span text:style-name="T3">,</text:span>兩年後如果考上醫科就給他一千萬<text:span text:style-name="T3">,</text:span>再加送一棟房子一輛名車<text:span text:style-name="T3">.<text:line-break/><text:line-break/></text:span>醫<text:span text:style-name="T3">: </text:span>這是教壞小孩<text:span text:style-name="T3">,</text:span>不過這是你們的教育方式<text:span text:style-name="T3">,</text:span>我沒意見<text:span text:style-name="T3">,</text:span>這也不是醫療問題<text:span text:style-name="T3">.<text:line-break/><text:line-break/></text:span>甲<text:span text:style-name="T3">: </text:span>我兒子說我們只愛名才要他去當醫生<text:span text:style-name="T3">,</text:span>但他說他只要賺大錢就會有名<text:span text:style-name="T3">. </text:span>為什麼會這樣<text:span text:style-name="T3">?<text:line-break/><text:line-break/></text:span>醫<text:span text:style-name="T3">: </text:span>這不就是你們教他的觀念嗎<text:span text:style-name="T3">?<text:line-break/><text:line-break/></text:span>甲<text:span text:style-name="T3">: </text:span>我們沒有教他要愛錢<text:span text:style-name="T3">,</text:span>只是像他妹妹唸國中我買了一些名牌包給她<text:span text:style-name="T3">,</text:span>她哥哥就會計較<text:span text:style-name="T3">.<text:line-break/><text:line-break/></text:span>醫<text:span text:style-name="T3">: </text:span>這些都不是醫療問題<text:span text:style-name="T3">,</text:span>妳要不要帶他去找老師談<text:span text:style-name="T3">?<text:line-break/><text:line-break/></text:span>甲<text:span text:style-name="T3">: </text:span>醫生你看我兒子是不是太焦慮<text:span text:style-name="T3">,</text:span>不然怎麼會罵那個字<text:span text:style-name="T3">?<text:line-break/><text:line-break/></text:span>醫<text:span text:style-name="T3">: </text:span>我從來沒見過妳兒子<text:span text:style-name="T3">,</text:span>我不知道他有沒有焦慮<text:span text:style-name="T3">.<text:line-break/><text:line-break/></text:span>甲<text:span text:style-name="T3">: </text:span>有有有<text:span text:style-name="T3">,</text:span>他說考試時他都會很緊張<text:span text:style-name="T3">.<text:line-break/><text:line-break/></text:span>醫<text:span text:style-name="T3">: </text:span>考試緊張不是很正常嗎<text:span text:style-name="T3">?<text:line-break/><text:line-break/></text:span>甲<text:span text:style-name="T3">: </text:span>那麼<text:span text:style-name="T3">,</text:span>醫生你看我小孩營養夠不夠<text:span text:style-name="T3">?<text:line-break/><text:line-break/></text:span>醫<text:span text:style-name="T3">: </text:span>我從沒見過他<text:span text:style-name="T3">,</text:span>我怎麼會知道他營養夠不夠<text:span text:style-name="T3">? </text:span>不夠就叫他多吃啊<text:span text:style-name="T3">.<text:line-break/><text:line-break/></text:span>甲<text:span text:style-name="T3">: </text:span>他常常說他不餓<text:span text:style-name="T3">,</text:span>都是吃一些三百元的東西<text:span text:style-name="T3">.<text:line-break/><text:line-break/></text:span>醫<text:span text:style-name="T3">: </text:span>三百元是太貴還是太便宜<text:span text:style-name="T3">?<text:line-break/><text:line-break/></text:span>甲<text:span text:style-name="T3">: </text:span>他妹妹都笑他說妹妹吃八百元哥哥只會吃三百元的垃圾食物<text:span text:style-name="T3">.<text:line-break/><text:line-break/></text:span>醫<text:span text:style-name="T3">: </text:span>這不是醫療問題<text:span text:style-name="T3">,</text:span>妳是希望我幫妳做什麼<text:span text:style-name="T3">?<text:line-break/><text:line-break/></text:span>甲<text:span text:style-name="T3">: </text:span>我很焦慮<text:span text:style-name="T3">.<text:line-break/><text:line-break/></text:span>醫<text:span text:style-name="T3">: </text:span>我看得出來妳很焦慮很擔心<text:span text:style-name="T3">,</text:span>但我能做的只是開抗焦慮的藥給妳<text:span text:style-name="T3">.<text:line-break/><text:line-break/></text:span>甲<text:span text:style-name="T3">: </text:span>不要不要不要<text:span text:style-name="T3">,</text:span>拜託哦<text:span text:style-name="T3">,</text:span>我怎麼可以吃那種瘋藥<text:span text:style-name="T3">,</text:span>那種藥不能吃的<text:span text:style-name="T3">.<text:line-break/><text:line-break/></text:span>醫<text:span text:style-name="T3">: </text:span>我們這一科就是專門開這種藥<text:span text:style-name="T3">.<text:line-break/><text:line-break/></text:span>甲<text:span text:style-name="T3">: </text:span>醫生你看我該怎麼辦<text:span text:style-name="T3">?<text:line-break/><text:line-break/></text:span>醫<text:span text:style-name="T3">: </text:span>我能做的就是開藥<text:span text:style-name="T3">,</text:span>妳如果拒吃我也沒辦法強迫妳吃<text:span text:style-name="T3">.<text:line-break/><text:line-break/></text:span>甲<text:span text:style-name="T3">: </text:span>那你覺得像他背書有時這樣走來走去有沒有問題<text:span text:style-name="T3">?<text:line-break/><text:line-break/></text:span>醫<text:span text:style-name="T3">: </text:span>走來走去才健康啊<text:span text:style-name="T3">,</text:span>像我一整天坐著就很不健康<text:span text:style-name="T3">,</text:span>最近有個研究說一天坐著的時間少於<text:span text:style-name="T3">3</text:span>小時將可延長兩年壽命<text:span text:style-name="T3">.</text:span>我經常要看診一看就是八九小時一動也不動<text:span text:style-name="T3">,</text:span>可能會過勞死<text:span text:style-name="T3">.<text:line-break/><text:line-break/></text:span>甲<text:span text:style-name="T3">: </text:span>可是我很擔心他是不是太焦慮<text:span text:style-name="T3">,</text:span>要不然怎麼走來走去背書<text:span text:style-name="T3">?<text:line-break/><text:line-break/></text:span>醫<text:span text:style-name="T3">: </text:span>是妳太焦慮不是他<text:span text:style-name="T3">.<text:line-break/><text:line-break/></text:span>甲<text:span text:style-name="T3">:</text:span>他老師是不是給他帶來壞榜樣<text:span text:style-name="T3">?<text:line-break/><text:line-break/></text:span>醫<text:span text:style-name="T3">: </text:span>這些都不是醫療問題<text:span text:style-name="T3">,</text:span>我們已經講了<text:span text:style-name="T3">40</text:span>分鐘<text:span text:style-name="T3">,</text:span>後面還有<text:span text:style-name="T3">5</text:span>個病人在等<text:span text:style-name="T3">,</text:span>妳要不要去退掛號就當做妳沒有來好了<text:span text:style-name="T3">.<text:line-break/><text:line-break/></text:span>甲<text:span text:style-name="T3">: </text:span>那我們沒有開賓士車會不會讓小孩產生自卑感<text:span text:style-name="T3">?<text:line-break/><text:line-break/></text:span>醫<text:span text:style-name="T3">: </text:span>我看是你們才是在帶壞小孩<text:span text:style-name="T3">,</text:span>不過這不是醫療問題<text:span text:style-name="T3">.<text:line-break/><text:line-break/></text:span>甲<text:span text:style-name="T3">: </text:span>我們沒有帶壞小孩<text:span text:style-name="T3">,</text:span>我們有帶他去一個療養院當志工<text:span text:style-name="T3">,</text:span>這對以後申請學校有幫助<text:span text:style-name="T3">,</text:span>那裡都是一些生病殘障的老人<text:span text:style-name="T3">,</text:span>我就跟我小孩說你看<text:span text:style-name="T3">,</text:span>你如果不用功考上醫科<text:span text:style-name="T3">,</text:span>以後你就會跟他們一樣<text:span text:style-name="T3">,</text:span>住這種很爛的地方<text:span text:style-name="T3">. </text:span>我小孩很聰明<text:span text:style-name="T3">,</text:span>他馬上舉一反三說我才不會像他們這麼遜咧<text:span text:style-name="T3">.<text:line-break/><text:line-break/></text:span>醫<text:span text:style-name="T3">: </text:span>這些都不是醫療問題<text:span text:style-name="T3">,</text:span>妳去退掛號<text:span text:style-name="T3">,</text:span>我還有其他病人要看<text:span text:style-name="T3">.<text:line-break/><text:line-break/></text:span>甲<text:span text:style-name="T3">: </text:span>那<text:span text:style-name="T3">...,</text:span>醫生你看他有沒有問題<text:span text:style-name="T3">?<text:line-break/><text:line-break/></text:span>醫<text:span text:style-name="T3">: </text:span>就算是算命的也要看八字吧<text:span text:style-name="T3">,</text:span>我又沒見過妳小孩<text:span text:style-name="T3">,</text:span>我怎麼知道他有沒有問題<text:span text:style-name="T3">,</text:span>我只是說妳講的這些都不是醫療問題<text:span text:style-name="T3">.<text:line-break/><text:line-break/></text:span>甲<text:span text:style-name="T3">: </text:span>是<text:span text:style-name="T3">AAA</text:span>的<text:span text:style-name="T3">BBB</text:span>推薦我來<text:span text:style-name="T3">.<text:line-break/><text:line-break/></text:span>醫<text:span text:style-name="T3">: </text:span>我不知道<text:span text:style-name="T3">AAA</text:span>的<text:span text:style-name="T3">BBB</text:span>是誰<text:span text:style-name="T3">,</text:span>我能做的就是開藥給妳吃<text:span text:style-name="T3">.<text:line-break/><text:line-break/></text:span>甲<text:span text:style-name="T3">: </text:span>不不不<text:span text:style-name="T3">(</text:span>猛烈搖頭<text:span text:style-name="T3">),</text:span>我不吃那種瘋藥<text:span text:style-name="T3">.<text:line-break/><text:line-break/></text:span>醫<text:span text:style-name="T3">: </text:span>那妳就去退掛號吧<text:span text:style-name="T3">.<text:line-break/><text:line-break/></text:span>甲<text:span text:style-name="T3">: </text:span>可是像我小孩他嫌自己的眼睛不好看<text:span text:style-name="T3">,</text:span>說要去做醫美<text:span text:style-name="T3">.</text:span>你看我是要等他考上醫科再讓他去整型還是現在就讓他去<text:span text:style-name="T3">?<text:line-break/><text:line-break/></text:span>醫<text:span text:style-name="T3">: </text:span>這些我真的都沒意見<text:span text:style-name="T3">,</text:span>這些都不是醫療問題<text:span text:style-name="T3">,</text:span>我沒辦法幫妳做決定<text:span text:style-name="T3">.<text:line-break/><text:line-break/></text:span>甲<text:span text:style-name="T3">: </text:span>那他額頭有點高<text:span text:style-name="T3">,</text:span>這個做醫美有用嗎<text:span text:style-name="T3">?<text:line-break/><text:line-break/></text:span>醫<text:span text:style-name="T3">: </text:span>妳要不要去退掛號<text:span text:style-name="T3">? </text:span>我們已經講了快一小時<text:span text:style-name="T3">,</text:span>我一直重覆跟妳說這些都不是我能幫得上忙的<text:span text:style-name="T3">,</text:span>妳要怎麼管教小孩我沒辦法給意見<text:span text:style-name="T3">. </text:span>我也不知道他額頭高或不高到底有什麼重要性<text:span text:style-name="T3">.<text:line-break/><text:line-break/></text:span>甲<text:span text:style-name="T3">: </text:span>我就是很煩惱<text:span text:style-name="T3">,</text:span>所以才來找你<text:span text:style-name="T3">.<text:line-break/><text:line-break/></text:span>醫<text:span text:style-name="T3">: </text:span>但是妳這些煩惱真的不是我能幫忙<text:span text:style-name="T3">,</text:span>會不會想太多了<text:span text:style-name="T3">? </text:span>我能做的就是開藥讓妳身體能減少一些緊張焦慮的不適<text:span text:style-name="T3">.<text:line-break/><text:line-break/></text:span>甲<text:span text:style-name="T3">: </text:span>對對對<text:span text:style-name="T3">,</text:span>我兒子也都這樣講<text:span text:style-name="T3">,</text:span>他說我想太多<text:span text:style-name="T3">? </text:span>那是不是應該帶他來給你看<text:span text:style-name="T3">,</text:span>讓你給他輔導一下<text:span text:style-name="T3">?<text:line-break/><text:line-break/></text:span>醫<text:span text:style-name="T3">: </text:span>我是醫生<text:span text:style-name="T3">,</text:span>只會開藥治病<text:span text:style-name="T3">,</text:span>不會輔導<text:span text:style-name="T3">,</text:span>妳如果覺得有需要<text:span text:style-name="T3">,</text:span>應該請他老師多關注他的狀況<text:span text:style-name="T3">.<text:line-break/><text:line-break/></text:span>甲<text:span text:style-name="T3">: </text:span>他現在就很氣他爸爸怎麼不開百萬名車<text:span text:style-name="T3">,</text:span>讓他沒面子<text:span text:style-name="T3">.</text:span>我們是不是應該換車<text:span text:style-name="T3">?<text:line-break/><text:line-break/></text:span>醫<text:span text:style-name="T3">: </text:span>這些真的都不是醫療問題<text:span text:style-name="T3">,</text:span>拜託妳去退掛號<text:span text:style-name="T3">,</text:span>我真的沒辦法再講了<text:span text:style-name="T3">. </text:span>我已經重覆講過很多遍<text:span text:style-name="T3">.<text:line-break/><text:line-break/></text:span>甲<text:span text:style-name="T3">: </text:span>像他有一次冬天洗完澡<text:span text:style-name="T3">,</text:span>竟然內褲也沒換<text:span text:style-name="T3">,</text:span>我就叫他換<text:span text:style-name="T3">,</text:span>他說又沒流汗幹嘛天天換<text:span text:style-name="T3">. </text:span>醫生<text:span text:style-name="T3">,</text:span>你看我該怎麼辦<text:span text:style-name="T3">? </text:span>我應該怎麼跟他說<text:span text:style-name="T3">?<text:line-break/><text:line-break/></text:span>醫<text:span text:style-name="T3">: </text:span>妳是要我跟他說洗澡完要換內褲嗎<text:span text:style-name="T3">? </text:span>我最高記錄五天沒換<text:span text:style-name="T3">,</text:span>換不換內褲有什麼值得妳煩惱<text:span text:style-name="T3">? </text:span>他不是快唸高三了嗎<text:span text:style-name="T3">? </text:span>又不是小嬰兒<text:span text:style-name="T3">.<text:line-break/><text:line-break/></text:span>甲<text:span text:style-name="T3">: </text:span>我都會幫他折疊衣服<text:span text:style-name="T3">,</text:span>但是他都會亂塞<text:span text:style-name="T3">,</text:span>把內褲和襪子放在一起<text:span text:style-name="T3">,</text:span>這樣不對<text:span text:style-name="T3">,</text:span>我看他這樣亂塞衣服<text:span text:style-name="T3">,</text:span>那天晚上我就會煩惱得睡不著<text:span text:style-name="T3">.<text:line-break/><text:line-break/></text:span>醫<text:span text:style-name="T3">: </text:span>這些都不是問題<text:span text:style-name="T3">,</text:span>更不是醫療問題<text:span text:style-name="T3">,</text:span>我老實說妳別介意<text:span text:style-name="T3">,</text:span>妳的問題大概只有三個<text:span text:style-name="T3">,</text:span>一個就是吃飽太閒<text:span text:style-name="T3">,</text:span>一個是自私<text:span text:style-name="T3">,</text:span>妳好像除了妳的寶貝兒子之外都不關心一點別的<text:span text:style-name="T3">,</text:span>第三個問題是虛榮<text:span text:style-name="T3">. <text:line-break/><text:line-break/></text:span>甲<text:span text:style-name="T3">: </text:span>可是<text:span text:style-name="T3">...</text:span>可是他爸爸是<text:span text:style-name="T3">XXX</text:span>的<text:span text:style-name="T3">YYY</text:span>耶<text:span text:style-name="T3">.<text:line-break/><text:line-break/></text:span>醫<text:span text:style-name="T3">: </text:span>好吧<text:span text:style-name="T3">,</text:span>我們不要再講了<text:span text:style-name="T3">,</text:span>請妳去退掛號<text:span text:style-name="T3">. <text:line-break/><text:line-break/></text:span>甲<text:span text:style-name="T3">: </text:span>會罵髒話那個問題怎麼辦<text:span text:style-name="T3">?<text:line-break/><text:line-break/></text:span>醫<text:span text:style-name="T3">: </text:span>妳是要我罵人妳才願意結束談話嗎<text:span text:style-name="T3">?<text:line-break/><text:line-break/></text:span>甲<text:span text:style-name="T3">: </text:span>喔喔<text:span text:style-name="T3">...</text:span>那<text:span text:style-name="T3">...</text:span>醫生你開藥給我<text:span text:style-name="T3">,</text:span>但我不要鎮靜劑不要瘋藥<text:span text:style-name="T3">.<text:line-break/><text:line-break/></text:span>醫<text:span text:style-name="T3">: </text:span>如果妳對藥物有這麼多偏見<text:span text:style-name="T3">,</text:span>那妳其實也不需要勉強吃藥<text:span text:style-name="T3">,</text:span>反正焦慮一下也不會怎麼樣<text:span text:style-name="T3">.<text:line-break/><text:line-break/></text:span>甲<text:span text:style-name="T3">: </text:span>那我要怎麼告訴我小孩襪子和內褲要分開放才不會污染<text:span text:style-name="T3">?<text:line-break/><text:line-break/></text:span>醫<text:span text:style-name="T3">: </text:span>這些問題都不應該來問醫生<text:span text:style-name="T3">,</text:span>這跟醫療無關<text:span text:style-name="T3">.<text:line-break/><text:line-break/></text:span>以上這些談話除了某些足以辨識身份的關鍵處打馬賽克之外<text:span text:style-name="T3">,</text:span>幾乎百分之百真實<text:span text:style-name="T3">. <text:line-break/><text:line-break/></text:span>二戰期間<text:span text:style-name="T3">,</text:span>為了節省物資<text:span text:style-name="T3">,</text:span>英國政府勸大家少搭車少開車<text:span text:style-name="T3">.</text:span>英國各地火車站的入口處常會貼上一個給準備搭車的旅客看的告示牌<text:span text:style-name="T3">,</text:span>上面寫著<text:span text:style-name="T3">: </text:span>你確定這趟旅程是必要的嗎<text:span text:style-name="T3">?<text:line-break/><text:line-break/></text:span>維根斯坦對這段話很有感覺<text:span text:style-name="T3">,</text:span>我明白在哲學上他為什麼會對這句話有感覺<text:span text:style-name="T3">,</text:span>因為哲學起源於一種驚奇<text:span text:style-name="T3">,</text:span>但是到頭來卻發現什麼驚奇也沒有<text:span text:style-name="T3">,</text:span>一切如許平常<text:span text:style-name="T3">. <text:line-break/><text:line-break/></text:span>哲學家就像一群離家出走或失去家園的人<text:span text:style-name="T3">,</text:span>這群怪人對意味著<text:span text:style-name="T3"><text:s/>"</text:span>理所當然<text:span text:style-name="T3">" </text:span>的這個<text:span text:style-name="T3"><text:s/>"</text:span>家<text:span text:style-name="T3">" </text:span>感到懷疑<text:span text:style-name="T3">,</text:span>所以往宇宙的盡頭尋找那最終的神祕<text:span text:style-name="T3">,</text:span>彷彿那才是生命的原鄉<text:span text:style-name="T3">. <text:line-break/><text:line-break/></text:span>看盡萬千星辰起落燦爛輝煌<text:span text:style-name="T3">,</text:span>尋覓者找啊找的<text:span text:style-name="T3">,</text:span>有一天真的找到了一條回家的路<text:span text:style-name="T3">,</text:span>沒想到卻回到他當初離家的那個起點<text:span text:style-name="T3">,</text:span>結果發現這個他費盡千辛萬苦所尋找的<text:span text:style-name="T3"><text:s/>"</text:span>家<text:span text:style-name="T3">" </text:span>什麼驚奇也沒有<text:span text:style-name="T3">,</text:span>如許平常<text:span text:style-name="T3">.<text:line-break/></text:span>維根斯坦說<text:span text:style-name="T3">,</text:span>這個發現<text:span text:style-name="T3">,</text:span>反倒讓他感到很驚訝<text:span text:style-name="T3">. <text:line-break/><text:line-break/></text:span>維根斯坦這句話讓我感動無比<text:span text:style-name="T3">,</text:span>因為這恰恰也是我的感受<text:span text:style-name="T3">. </text:span>並不是每個尋覓者都能幸運找到這條回家的路<text:span text:style-name="T3">,</text:span>絕大多數人恐怕繼續故做驚訝狀<text:span text:style-name="T3">,</text:span>然後以為自己尋找到一種更高的境界<text:span text:style-name="T3">. </text:span>這讓維根斯坦<text:span text:style-name="T3">(</text:span>也讓我<text:span text:style-name="T3">)</text:span>覺得很想吐<text:span text:style-name="T3">. </text:span>或許這也是為什麼他一直叫他的學生不要再從事哲學的主要原因之一<text:span text:style-name="T3">,</text:span>因為就如維根斯坦所說<text:span text:style-name="T3">,</text:span>哲學的最大成就就是不再做哲學<text:span text:style-name="T3">,</text:span>因為裏頭空無一物<text:span text:style-name="T3">,</text:span>沒有任何神奇<text:span text:style-name="T3">. <text:line-break/><text:line-break/></text:span>雖然最後發現那個神祕的<text:span text:style-name="T3"><text:s/>"</text:span>家<text:span text:style-name="T3">" </text:span>原來如許平常什麼也沒有<text:span text:style-name="T3">,</text:span>但這趟哲學之旅畢竟不是枉然<text:span text:style-name="T3">,</text:span>重點是<text:span text:style-name="T3">,</text:span>除非你真的被哲學蟲咬到<text:span text:style-name="T3">,</text:span>否則實在沒必要走這趟旅程<text:span text:style-name="T3">.<text:line-break/><text:line-break/></text:span>這些是題外話<text:span text:style-name="T3">,</text:span>我是想說<text:span text:style-name="T3">,</text:span>有時很想在診所門口貼個牌子<text:span text:style-name="T3">,</text:span>上面寫著<text:span text:style-name="T3">: "</text:span>你確定這趟就醫是必要的嗎<text:span text:style-name="T3">?" <text:line-break/><text:line-break/></text:span>精神科醫師畢竟不是牧師也不是精神導師<text:span text:style-name="T3">,</text:span>他就跟其它科所有醫生一樣<text:span text:style-name="T3">,</text:span>懂的就是人體就是腦就是五臟六腑就是內分泌基因藥物等等這些東西<text:span text:style-name="T3">,</text:span>至於你的小寶貝有沒有每天換內褲<text:span text:style-name="T3">,</text:span>或是跟我一樣常做陽光自然潔淨法<text:span text:style-name="T3">,</text:span>或是直接反過來穿這樣可以更多天才換一次<text:span text:style-name="T3">,</text:span>這些都不是醫師所能幫妳解決<text:span text:style-name="T3">. <text:line-break/><text:line-break/></text:span>聖經說得對<text:span text:style-name="T3">,</text:span>要與哀哭的人同哀哭<text:span text:style-name="T3">,</text:span>可是<text:span text:style-name="T3">,</text:span>當一個人為了這樣一些雞毛蒜皮的事而哀哀叫時<text:span text:style-name="T3">,</text:span>我實在沒辦法去安慰這樣一種苦難<text:span text:style-name="T3">. </text:span>聖芳濟祈禱文說<text:span text:style-name="T3">,"</text:span>求主讓我能安慰別人而不求別人的安慰<text:span text:style-name="T3">",</text:span>或許這話應該改成<text:span text:style-name="T3">: </text:span>求主讓我安慰那些值得安慰的人而不求別人的安慰<text:span text:style-name="T3">. </text:span>因為我實在不知道這有什麼好安慰<text:span text:style-name="T3">,</text:span>不知道該怎麼一起哀哭<text:span text:style-name="T3">.<text:line-break/><text:line-break/></text:span>人活在世會遇到許多痛苦<text:span text:style-name="T3">,</text:span>但這些其實都不是醫生可以幫忙的<text:span text:style-name="T3">,</text:span>因為他跟你一樣<text:span text:style-name="T3">,</text:span>面臨生離死別以及人與人之間必然會遇到的各種問題<text:span text:style-name="T3">,</text:span>他並不會比你更能豁免於這些痛苦或困惑<text:span text:style-name="T3">. </text:span>正因為這些問題如此重要<text:span text:style-name="T3">,</text:span>所以我們實在不該凡事都要把它醫療化<text:span text:style-name="T3">,</text:span>把它變成一種彷彿可以客觀面對的科學問題<text:span text:style-name="T3">.</text:span>科學所能做的就只是用各種方法企圖改變妳的生理狀況<text:span text:style-name="T3">,</text:span>至於靈魂<text:span text:style-name="T3">,</text:span>至於人生悲歡<text:span text:style-name="T3">,</text:span>每個人得自己想辦法照顧好<text:span text:style-name="T3">.</text:span></text:p>
      <text:p text:style-name="P1"><text:span text:style-name="T2">陳真</text:span><text:s/>  |  2012.07.12 15:34   |   <text:a xlink:type="simple" xlink:href="http://palinfo.habago.org/Entry?Command=Information_PrintForum&amp;iPage=502#FORUM31539"><text:span text:style-name="T1">#</text:span></text:a></text:p>
      <text:p text:style-name="P5"><text:span text:style-name="T3">(</text:span>續<text:span text:style-name="T3">)<text:line-break/><text:line-break/></text:span>媒體可以各有立場<text:span text:style-name="T3">,</text:span>但你不能存心以文宣取代報導<text:span text:style-name="T3">,</text:span>整天志在抹黑對手維護自我黨派利益<text:span text:style-name="T3">.<text:line-break/><text:line-break/></text:span>我想人也一樣<text:span text:style-name="T3">,</text:span>任何人儘管說出自己的信念與主張<text:span text:style-name="T3">,</text:span>但不要把別人當傻瓜<text:span text:style-name="T3">,</text:span>不要有任何一絲企圖想藉著資訊操弄或扭曲或選擇性的呈現來愚弄他人<text:span text:style-name="T3">,</text:span>更不要睜眼說瞎話<text:span text:style-name="T3">. </text:span>更荒唐的是<text:span text:style-name="T3">,</text:span>千萬不要像自由時報那樣經常性地做假造謠<text:span text:style-name="T3">,</text:span>而且整天散播挑撥族群仇恨的言論<text:span text:style-name="T3">. </text:span>這樣一種媒體或這樣一種人<text:span text:style-name="T3">,</text:span>其言論就直接當成放屁就好而無任何參考價值<text:span text:style-name="T3">.</text:span></text:p>
      <text:p text:style-name="P1"><text:span text:style-name="T2">陳真</text:span><text:s/>  |  2012.07.12 15:25   |   <text:a xlink:type="simple" xlink:href="http://palinfo.habago.org/Entry?Command=Information_PrintForum&amp;iPage=502#FORUM31538"><text:span text:style-name="T1">#</text:span></text:a></text:p>
      <text:p text:style-name="P3">小紅傘我用過<text:span text:style-name="T3">,</text:span>但可能功能太強大了<text:span text:style-name="T3">,</text:span>電腦會龜速<text:span text:style-name="T3">,</text:span>換成一些比較陽春連名字我都叫不出來的<text:span text:style-name="T3">,</text:span>電腦才恢復速度<text:span text:style-name="T3">,</text:span>但也許太陽春了所以就被綁架<text:span text:style-name="T3">.<text:line-break/><text:line-break/></text:span>但我真不明白<text:span text:style-name="T3">,</text:span>一個愛民主愛自由愛人權的阿拉伯世界的<text:span text:style-name="T3">CNN,</text:span>阿拉伯世界的自由時報<text:span text:style-name="T3">,</text:span>綁我做什麼<text:span text:style-name="T3">? </text:span>每天強迫我看到他們惡心八拉的自由民主文宣做什麼<text:span text:style-name="T3">? <text:line-break/><text:line-break/></text:span>每天一開電腦就是開半天<text:span text:style-name="T3">,</text:span>然後開出半島<text:span text:style-name="T3">,</text:span>那種感覺就好像你每天一開電腦就是愛自由愛民主愛人權的愛台灣媒體那種感覺<text:span text:style-name="T3">,</text:span>滿紙<text:span text:style-name="T3">(</text:span>我是說整個螢幕<text:span text:style-name="T3">)</text:span>污穢<text:span text:style-name="T3">,</text:span>就像一種心靈刑求<text:span text:style-name="T3">.<text:line-break/><text:line-break/></text:span>我會試著改用<text:span text:style-name="T3">FIREFOX,</text:span>但那些混蛋綁匪說不定連狐狸也要綁<text:span text:style-name="T3">.<text:line-break/><text:line-break/></text:span>原本一個以專業誠信為標榜的媒體<text:span text:style-name="T3">,</text:span>充份提供人們對於侵略戰爭的多方理解<text:span text:style-name="T3">,</text:span>不知道為什麼會突然走樣<text:span text:style-name="T3">. </text:span>就跟蘋果日報一樣<text:span text:style-name="T3">,</text:span>突然變成蘋果版的自由時報<text:span text:style-name="T3">,</text:span>令人百思不解<text:span text:style-name="T3">. </text:span>我的好朋友已經不在蘋果當社長了<text:span text:style-name="T3">,</text:span>但我不好意思問他這報紙現在怎麼會變這樣<text:span text:style-name="T3">? </text:span>我還以為是民進黨黨報<text:span text:style-name="T3">.<text:line-break/><text:line-break/></text:span>我對媒體這東西很敏感<text:span text:style-name="T3">,</text:span>稍有一點居心叵測我馬上就能聞得出來氣味走樣<text:span text:style-name="T3">.</text:span></text:p>
      <text:p text:style-name="P1"><text:span text:style-name="T2">鄭啟承</text:span><text:s/>  |  2012.07.12 00:00   |   <text:a xlink:type="simple" xlink:href="http://palinfo.habago.org/Entry?Command=Information_PrintForum&amp;iPage=502#FORUM31537"><text:span text:style-name="T1">#</text:span></text:a></text:p>
      <text:p text:style-name="P5">首頁被綁架常聽到，但沒親身經歷所以也不知道情形到底如何。如果不介意使用<text:span text:style-name="T3"><text:s/>IE </text:span>以外的瀏覽器可以試試看別的，比如我一直有在用的<text:span text:style-name="T3"><text:s/>Firefox:<text:line-break/>http://www.mozilla.org/zh-TW/firefox/fx/<text:line-break/><text:line-break/></text:span>免費的，下載來安裝好就行了。<text:span text:style-name="T3">Firefox </text:span>是一個不錯的瀏覽器，但比較麻煩是有些公家單位或網站銀行的功能比如網路<text:span text:style-name="T3"><text:s/>ATM </text:span>等就不一定支援它。不過它算是很受歡迎的瀏覽器，所以這種情況會漸漸改善。我現在就是平常使用<text:span text:style-name="T3"><text:s/>Firefox</text:span>，遇到不支援的網站再切換回<text:span text:style-name="T3"><text:s/>IE</text:span>。<text:span text:style-name="T3"><text:line-break/><text:line-break/></text:span>駭客入侵老實說我已經放棄了，經過業界高手說明，我現在知道一般人是完全無法防堵駭客入侵的，頂多就是養成好的使用習慣比如不要亂點奇怪的網站或是下載不明程式<text:span text:style-name="T3">(</text:span>不過很難啦<text:span text:style-name="T3">)</text:span>。防毒軟體方面業界高手建議使用「小紅傘」<text:span text:style-name="T3">:<text:line-break/>http://www.avira.com/zh-tw/for-home<text:line-break/><text:line-break/></text:span>拉到最下面，有三種等級，最陽春的是免費的，但聽說已經有很強大的防毒功能。高手說這個軟體有特別針對亞洲型病毒<text:span text:style-name="T3">(?)</text:span>進行特化，所以身為正港台灣人最適合用它<text:span text:style-name="T3">(???)</text:span>。雖然我心中有無數問號，但是高手是真的高手，是一個專門替各企業做防毒軟體的公司的老闆，所以我也只好相信他。這軟體我有購買最高級的，也不貴，一年才一千多而已。<text:span text:style-name="T3"><text:line-break/><text:line-break/></text:span>不過我不是說這小紅傘裝了以後首頁就可以回復自由之身，它能不能把綁匪抓出來我也不知道。如果要裝，記得要先把原來其他的防毒軟體缷載掉。</text:p>
      <text:p text:style-name="P1"><text:span text:style-name="T2">陳真</text:span><text:s/>  |  2012.07.11 16:43   |   <text:a xlink:type="simple" xlink:href="http://palinfo.habago.org/Entry?Command=Information_PrintForum&amp;iPage=502#FORUM31536"><text:span text:style-name="T1">#</text:span></text:a></text:p>
      <text:p text:style-name="P3">我已經大約至少有五六年不再看半島新聞<text:span text:style-name="T3">,</text:span>在<text:span text:style-name="T3">2003</text:span>年美國剛地面入侵伊拉克時<text:span text:style-name="T3">,</text:span>半島是我的一個重要資訊來源<text:span text:style-name="T3">,</text:span>但兩年後新聞內容就逐漸整個走樣<text:span text:style-name="T3">,</text:span>變得荒腔走板居心叵測<text:span text:style-name="T3">,</text:span>不像新聞媒體<text:span text:style-name="T3">,</text:span>倒像是某種政治勢力的宣傳機構<text:span text:style-name="T3">,</text:span>變成阿拉伯世界的<text:span text:style-name="T3"><text:s/>"</text:span>自由時報<text:span text:style-name="T3">" </text:span>了<text:span text:style-name="T3">. <text:line-break/><text:line-break/></text:span>奇怪的是<text:span text:style-name="T3">,</text:span>一個已經五六年沒再去看的網站<text:span text:style-name="T3">,</text:span>為什麼我最近每次開機就會自己跑出來變成首頁<text:span text:style-name="T3">,</text:span>什麼阿拉伯叫春民主自由的<text:span text:style-name="T3">,</text:span>看到半島真的會吐<text:span text:style-name="T3">,</text:span>但是不管我怎麼修改設定就是沒辦法把它刪掉<text:span text:style-name="T3">,</text:span>讓它不再綁架我的首頁<text:span text:style-name="T3">. </text:span>更糟糕的是每次都要開機開老半天才能顯示這個不要臉的半島網站<text:span text:style-name="T3">,</text:span>真是不堪其擾<text:span text:style-name="T3">.<text:line-break/><text:line-break/></text:span>花了很多時間<text:span text:style-name="T3">,</text:span>找到微軟的一個好像叫<text:span text:style-name="T3">fit it</text:span>的軟體<text:span text:style-name="T3">,</text:span>終於把半島刪掉<text:span text:style-name="T3">,</text:span>沒想到兩天後它又自己跑出來變成首頁<text:span text:style-name="T3">. </text:span>於是我又去修改類似什麼<text:span text:style-name="T3">regit</text:span>的登錄設定<text:span text:style-name="T3">,</text:span>也是弄半天終於成功了<text:span text:style-name="T3">,</text:span>但是兩天後混蛋半島又變成首頁<text:span text:style-name="T3">. </text:span>試了<text:span text:style-name="T3">N </text:span>次<text:span text:style-name="T3">,</text:span>幾天後它依然還是會出現變成首頁<text:span text:style-name="T3">. </text:span>試了無數方法就是刪不掉這個惡心八拉的齷齪媒體<text:span text:style-name="T3">,</text:span>我在想會不會我被駭客入侵<text:span text:style-name="T3">,</text:span>所以就用很多掃駭客程式去掃<text:span text:style-name="T3">,</text:span>掃半天什麼也沒掃到<text:span text:style-name="T3">.<text:line-break/><text:line-break/></text:span>不知道有沒有高手能教我怎麼解決這混蛋<text:span text:style-name="T3">,</text:span>讓它不要再綁架我的電腦和首頁<text:span text:style-name="T3">,</text:span>不要一直強迫我看到那些什麼民主人權自由的齷齪報導<text:span text:style-name="T3">.<text:line-break/><text:line-break/></text:span>底下就是虐待我許久的半島網站<text:span text:style-name="T3">,</text:span>各位若要點它<text:span text:style-name="T3">,</text:span>後果自負<text:span text:style-name="T3">.<text:line-break/><text:line-break/>http://www.aljazeera.com/</text:span></text:p>
      <text:p text:style-name="P1"><text:span text:style-name="T2">陳真</text:span><text:s/>  |  2012.07.09 22:42   |   <text:a xlink:type="simple" xlink:href="http://palinfo.habago.org/Entry?Command=Information_PrintForum&amp;iPage=502#FORUM31535"><text:span text:style-name="T1">#</text:span></text:a></text:p>
      <text:p text:style-name="P5"><text:span text:style-name="T3">(</text:span>續<text:span text:style-name="T3">)</text:span>有一種歌聲<text:span text:style-name="T3">,</text:span>音量大<text:span text:style-name="T3">,</text:span>分貝高<text:span text:style-name="T3">,</text:span>如雷貫耳<text:span text:style-name="T3">,</text:span>很主流的聲音<text:span text:style-name="T3">,</text:span>但我卻聽不懂那是在唱些什麼碗糕<text:span text:style-name="T3">,</text:span>相當<text:span text:style-name="T3"><text:s/>"</text:span>抽象<text:span text:style-name="T3">".<text:line-break/><text:line-break/></text:span>比方說一個大學生來看診<text:span text:style-name="T3">,</text:span>啥問題呢<text:span text:style-name="T3">?</text:span>嗚嗚嗚<text:span text:style-name="T3">...</text:span>未語淚先流<text:span text:style-name="T3">,</text:span>原來是把拔今天給倫家罵罵<text:span text:style-name="T3">,</text:span>說倫家曬黑了<text:span text:style-name="T3">,</text:span>嗚嗚嗚<text:span text:style-name="T3">...,</text:span>怎麼可以說倫家黑<text:span text:style-name="T3">,</text:span>偶不想活了<text:span text:style-name="T3">,</text:span>把拔壞壞<text:span text:style-name="T3">,</text:span>嗚嗚嗚<text:span text:style-name="T3">...<text:line-break/><text:line-break/></text:span>重點是<text:span text:style-name="T3">,</text:span>這也值得掛懷嗎<text:span text:style-name="T3">? </text:span>這也稱得上是一種痛苦嗎<text:span text:style-name="T3">?<text:line-break/><text:line-break/></text:span>或是比方說甲跟乙出去玩<text:span text:style-name="T3">,</text:span>沒找丙去<text:span text:style-name="T3">,</text:span>丙很生氣<text:span text:style-name="T3">,</text:span>就跟丁說了甲的壞話<text:span text:style-name="T3">,</text:span>說她今天穿的衣服很難看<text:span text:style-name="T3">,</text:span>甲知道了就去跟乙哭訴<text:span text:style-name="T3">,</text:span>乙就順便聯合甲來鬥爭戊<text:span text:style-name="T3">,</text:span>戊跟己是死黨<text:span text:style-name="T3">,</text:span>但庚卻是壬的好朋友<text:span text:style-name="T3">,</text:span>所以找來辛去罵甲乙丙丁戊己<text:span text:style-name="T3">,</text:span>主管是癸<text:span text:style-name="T3">,</text:span>比較挺丙<text:span text:style-name="T3">,</text:span>就叫乙去跟甲說這樣那樣<text:span text:style-name="T3">....</text:span>一講往往可以講一小時<text:span text:style-name="T3">,</text:span>聽也聽不懂<text:span text:style-name="T3">,</text:span>但就是沒法叫她別再講<text:span text:style-name="T3">,</text:span>講半天好像什麼天地地大的事<text:span text:style-name="T3">,</text:span>其實不過一點鼻屎大的無聊事<text:span text:style-name="T3">.<text:line-break/><text:line-break/></text:span>重點是<text:span text:style-name="T3">,</text:span>這也值得掛懷嗎<text:span text:style-name="T3">? </text:span>這也稱得上是一種痛苦嗎<text:span text:style-name="T3">?<text:line-break/><text:line-break/></text:span>我發現<text:span text:style-name="T3">,</text:span>越是雞毛蒜皮事<text:span text:style-name="T3">,</text:span>越是我我我我我我個不停<text:span text:style-name="T3">,</text:span>我這樣我那樣<text:span text:style-name="T3">,</text:span>對於我這個身子我這個人的福利我在別人眼中的形象等等等<text:span text:style-name="T3">,</text:span>都很在乎<text:span text:style-name="T3">,</text:span>還有我的心跳比十分鐘前多跳了一下也擔心<text:span text:style-name="T3">,</text:span>同事間幾句口角也要因此柔腸寸斷<text:span text:style-name="T3">,</text:span>屁股曲線的向上彎曲指數低於平均植<text:span text:style-name="T3">0.003&amp;</text:span>也會因此失眠焦躁痛不欲生<text:span text:style-name="T3">.<text:line-break/><text:line-break/></text:span>有時我都很想問<text:span text:style-name="T3">,</text:span>你這麼幸福嗎<text:span text:style-name="T3">? </text:span>幸福到為了這麼一點事也要找醫師求救並且總是同樣的話一講再講講個一小時好像永遠都講不膩<text:span text:style-name="T3">? </text:span>難道你除了關心<text:span text:style-name="T3"><text:s/>"</text:span>我<text:span text:style-name="T3">" </text:span>關心自己的各種雞毛蒜皮之外<text:span text:style-name="T3">,</text:span>都不關心一點別的事嗎<text:span text:style-name="T3">? </text:span>難道生活中的那些尋常事<text:span text:style-name="T3">,</text:span>我能教你怎麼做怎麼生活嗎<text:span text:style-name="T3">? </text:span>這些東西也能教嗎<text:span text:style-name="T3">? </text:span>妳男友嫌妳身高低於<text:span text:style-name="T3">160,</text:span>胸部小於某個罩杯<text:span text:style-name="T3">,</text:span>難道我要幫妳增高兼隆乳嗎<text:span text:style-name="T3">? </text:span>難道我應該教妳直接把對方這種爛人給甩了嗎<text:span text:style-name="T3">?<text:line-break/><text:line-break/></text:span>像這樣一些<text:span text:style-name="T3"><text:s/>"</text:span>歌聲<text:span text:style-name="T3">",</text:span>如雷貫耳<text:span text:style-name="T3">,</text:span>但實在太<text:span text:style-name="T3"><text:s/>"</text:span>抽象<text:span text:style-name="T3">",</text:span>太瑣碎<text:span text:style-name="T3">,</text:span>太輕薄<text:span text:style-name="T3">,</text:span>太沒有意義<text:span text:style-name="T3">.</text:span></text:p>
      <text:p text:style-name="P1"><text:span text:style-name="T2">陳真</text:span><text:s/>  |  2012.07.09 18:55   |   <text:a xlink:type="simple" xlink:href="http://palinfo.habago.org/Entry?Command=Information_PrintForum&amp;iPage=502#FORUM31534"><text:span text:style-name="T1">#</text:span></text:a></text:p>
      <text:p text:style-name="P3">已經很久沒再看到她了<text:span text:style-name="T3">,</text:span>也許已不在世上<text:span text:style-name="T3">. </text:span>她通常都是在夜裏出現<text:span text:style-name="T3">,</text:span>斗六西平郵局那附近的某個轉角<text:span text:style-name="T3">. <text:line-break/><text:line-break/></text:span>因為得了嚴重皮膚病<text:span text:style-name="T3">,</text:span>全身結痂皸裂<text:span text:style-name="T3">,</text:span>白白厚厚的像化石<text:span text:style-name="T3">,</text:span>加上動作極為緩慢<text:span text:style-name="T3">,</text:span>有時幾乎一動也不動<text:span text:style-name="T3">,</text:span>所以我都叫她化石狗<text:span text:style-name="T3">. </text:span>上頭有些皮開肉綻的乾涸血跡<text:span text:style-name="T3">,</text:span>看起來相當嚇人<text:span text:style-name="T3">. </text:span>有一次下定決心救她<text:span text:style-name="T3">,</text:span>但往來車子多<text:span text:style-name="T3">,</text:span>待我停好車<text:span text:style-name="T3">,</text:span>她已不見蹤影<text:span text:style-name="T3">. </text:span>我沒法想像化石狗怎麼可能走得那麼快<text:span text:style-name="T3">,</text:span>一下就消失無蹤<text:span text:style-name="T3">.<text:line-break/><text:line-break/></text:span>也許是因為疼痛<text:span text:style-name="T3">,</text:span>經常見她呆立原地<text:span text:style-name="T3">,</text:span>轉頭看著自己的背<text:span text:style-name="T3">,</text:span>一動也不動<text:span text:style-name="T3">,</text:span>目光迷茫<text:span text:style-name="T3">. </text:span>一個人也好或一條狗也罷<text:span text:style-name="T3">,</text:span>當我們有一個痛苦<text:span text:style-name="T3">,</text:span>我們便訴說那個痛<text:span text:style-name="T3">,</text:span>想辦法解決那份痛<text:span text:style-name="T3">,</text:span>哪怕是心理上的痛或身體上的<text:span text:style-name="T3">. </text:span>可當痛苦多到難以言說<text:span text:style-name="T3">,</text:span>我們若不是沉默了<text:span text:style-name="T3">,</text:span>便是唱起歌來<text:span text:style-name="T3">.<text:line-break/><text:line-break/></text:span>我已經很久不再想著那個沒有答案的問題了<text:span text:style-name="T3">: </text:span>上帝如果存在<text:span text:style-name="T3">,</text:span>那祂在一個全然無辜的生命上製造這樣一些痛苦<text:span text:style-name="T3">,</text:span>所為何來<text:span text:style-name="T3">? </text:span>當一個問題不再被發問<text:span text:style-name="T3">,</text:span>並不是因為問題解決了<text:span text:style-name="T3">,</text:span>而只是因為我們不再視它為問題<text:span text:style-name="T3">. </text:span>每當問題重新浮現<text:span text:style-name="T3">,</text:span>免不了就會想到這樣一些化石狗或化石人<text:span text:style-name="T3">. <text:line-break/><text:line-break/></text:span>有時想著想著<text:span text:style-name="T3">,</text:span>感覺上帝離我越來越遠<text:span text:style-name="T3">,</text:span>不知道是祂遺棄了我或是我選擇遠離了祂<text:span text:style-name="T3">. </text:span>有一天<text:span text:style-name="T3">,</text:span>我得到一個新的結論<text:span text:style-name="T3">,</text:span>我趕緊把這重要結論告訴學姐<text:span text:style-name="T3">: </text:span>上帝根本不存在<text:span text:style-name="T3">,</text:span>祂只是一種人為的度衡量<text:span text:style-name="T3">,</text:span>藉以衡量生命的痛苦<text:span text:style-name="T3">. <text:line-break/><text:line-break/></text:span>如果祂那麼慈愛<text:span text:style-name="T3">,</text:span>糟蹋一個人倒也罷了<text:span text:style-name="T3">,</text:span>為什麼要糟蹋一條狗<text:span text:style-name="T3">? </text:span>狗又不會犯罪<text:span text:style-name="T3">,</text:span>就跟花一樣<text:span text:style-name="T3">,</text:span>存在這世上也沒去礙著誰<text:span text:style-name="T3">;</text:span>身上有了難<text:span text:style-name="T3">,</text:span>連個申訴質疑的機會也沒有<text:span text:style-name="T3">.<text:line-break/><text:line-break/></text:span>但有時候我卻又告訴自己或欺騙自己說<text:span text:style-name="T3">: </text:span>沒事<text:span text:style-name="T3">,</text:span>不用質疑<text:span text:style-name="T3">;</text:span>就算再隱晦幽微的歌聲都還是會被聽見<text:span text:style-name="T3">.</text:span>化石狗並不寂寞<text:span text:style-name="T3">,</text:span>生命之外才是永生<text:span text:style-name="T3">,</text:span>她依然活在上帝的懷抱裏<text:span text:style-name="T3">.<text:line-break/><text:line-break/></text:span>離開醫院那年五六月的一個晚上<text:span text:style-name="T3">,</text:span>我又看到她<text:span text:style-name="T3">,</text:span>孤立街頭一角<text:span text:style-name="T3">,</text:span>一動也不動就跟一尊銅像一樣<text:span text:style-name="T3">,</text:span>轉頭望向自己血肉模糊的背<text:span text:style-name="T3">. </text:span>雖然無語<text:span text:style-name="T3">,</text:span>雖然化石狗不會寫文章<text:span text:style-name="T3">,</text:span>但她的歌聲難道我真的聽不見<text:span text:style-name="T3">? <text:line-break/><text:line-break/></text:span>我從小就不吃那些殺他時會叫出聲音來的生物<text:span text:style-name="T3">,</text:span>因為我知道那些叫聲意味痛<text:span text:style-name="T3">. </text:span>忘了是誰說的了<text:span text:style-name="T3">,</text:span>好像是托爾斯泰吧<text:span text:style-name="T3">,</text:span>他說<text:span text:style-name="T3">,</text:span>如果動物會說話<text:span text:style-name="T3">,</text:span>大概就沒有人敢吃他了<text:span text:style-name="T3">. </text:span>想像一隻雞<text:span text:style-name="T3">,</text:span>如果你割牠脖子<text:span text:style-name="T3">,</text:span>牠拼著最後一口氣操你祖宗八代<text:span text:style-name="T3">,</text:span>你還想吃牠嗎<text:span text:style-name="T3">? </text:span>重點是<text:span text:style-name="T3">,</text:span>那些沒有一點聲音的<text:span text:style-name="T3">,</text:span>難道就沒有痛苦<text:span text:style-name="T3">? <text:line-break/><text:line-break/></text:span>那天夜裏路經該地<text:span text:style-name="T3">,</text:span>化石狗又出現了<text:span text:style-name="T3">,</text:span>順著洶湧的車潮<text:span text:style-name="T3">,</text:span>來不及多看她一眼就把車開了過去<text:span text:style-name="T3">,</text:span>心裏想<text:span text:style-name="T3">,</text:span>如果再讓我遇到她<text:span text:style-name="T3">,</text:span>那便是天意了<text:span text:style-name="T3">,</text:span>我一定要救她<text:span text:style-name="T3">. </text:span>後來幾次經過那裡<text:span text:style-name="T3">,</text:span>我都很緊張<text:span text:style-name="T3">,</text:span>希望別看到她<text:span text:style-name="T3">. </text:span>果然在那之後<text:span text:style-name="T3">,</text:span>我就真的再也沒有看到她了<text:span text:style-name="T3">. <text:line-break/><text:line-break/></text:span>但化石狗一直沒有從我心裏消失<text:span text:style-name="T3">,</text:span>反倒每當我感到一種致命的孤獨和痛苦時<text:span text:style-name="T3">,</text:span>她常會在我心裏浮現<text:span text:style-name="T3">,</text:span>彷彿她能理解這一切<text:span text:style-name="T3">,</text:span>彷彿她代我承受了許多痛苦<text:span text:style-name="T3">,</text:span>彷彿我能把所有難以言喻的悲傷統統向她訴說<text:span text:style-name="T3">. </text:span>或許化石狗就是耶穌基督的化身也說不定<text:span text:style-name="T3">.</text:span></text:p>
      <text:p text:style-name="P4"/>
      <text:p text:style-name="P1"><text:span text:style-name="T2">陳真</text:span><text:s/>  |  2012.07.09 17:41   |   <text:a xlink:type="simple" xlink:href="http://palinfo.habago.org/Entry?Command=Information_PrintForum&amp;iPage=503#FORUM31533"><text:span text:style-name="T1">#</text:span></text:a></text:p>
      <text:p text:style-name="P3"><text:span text:style-name="T3">NO COMMENT.<text:line-break/><text:line-break/></text:span>陳真<text:span text:style-name="T3"><text:line-break/><text:line-break/>=======<text:line-break/></text:span>「<text:span text:style-name="T3">52</text:span>赫茲」世界最寂寞鯨魚　歌聲只有自己聽得見<text:span text:style-name="T3"><text:line-break/><text:line-break/>ETtoday – 2012</text:span>年<text:span text:style-name="T3">7</text:span>月<text:span text:style-name="T3">7</text:span>日<text:span text:style-name="T3"><text:line-break/><text:line-break/></text:span>國際中心／綜合報導<text:span text:style-name="T3"><text:line-break/><text:line-break/></text:span>美國國家海洋暨大氣總署<text:span text:style-name="T3">(NOAA)</text:span>數十年來都在追蹤海底的一個聲音，它聽來像是鬼魂的嚎叫，也像是低音號的鳴奏。其實這個神秘聲音來自一隻名為「<text:span text:style-name="T3">52</text:span>赫茲」的鯨魚，由於牠的歌聲太獨特了，獨特到只有牠自己聽得見，因此至今仍無法找到伴侶。<text:span text:style-name="T3"><text:line-break/><text:line-break/></text:span>「<text:span text:style-name="T3">52</text:span>赫茲」的名字取自於牠唱歌的頻率，牠與同類有所不同，一般鬚鯨亞目皆是以較低的頻率，約<text:span text:style-name="T3">15</text:span>至<text:span text:style-name="T3">25</text:span>赫茲在唱歌；可是牠卻是用頻率高出許多的<text:span text:style-name="T3">52</text:span>赫茲，就這樣唱著只有自己聽得見的歌，成為世界上最寂寞的一隻鯨魚。<text:span text:style-name="T3"><text:line-break/><text:line-break/></text:span>有科學家猜測，「<text:span text:style-name="T3">52</text:span>赫茲」是一種未知的鯨魚；也有人說，牠是因為出現基因變異，或是稀有的「混血兒」，才會發出與眾不同的歌聲。無論如何，牠確實是獨一無二的。<text:span text:style-name="T3">1992</text:span>年，「<text:span text:style-name="T3">52</text:span>赫茲」首次在北太平洋被潛艇發現，現在牠至少已有<text:span text:style-name="T3">20</text:span>歲，早就進入繁殖的年齡。<text:span text:style-name="T3"><text:line-break/><text:line-break/></text:span>儘管<text:span text:style-name="T3">2004</text:span>年美國《紐約時報》曾經報導過牠，讓牠在人類世界相當出名，但是這些名聲並未傳到鯨魚的世界。唯一值得歡欣的是，牠的身體目前仍然相當健康，或許正在海洋某處，繼續唱歌尋找牠的女朋友。<text:span text:style-name="T3"><text:line-break/><text:line-break/>..</text:span></text:p>
      <text:p text:style-name="P1"><text:span text:style-name="T2">陳真</text:span><text:s/>  |  2012.07.04 19:08   |   <text:a xlink:type="simple" xlink:href="http://palinfo.habago.org/Entry?Command=Information_PrintForum&amp;iPage=503#FORUM31532"><text:span text:style-name="T1">#</text:span></text:a></text:p>
      <text:p text:style-name="P5">對於在台灣當精神科開業醫這樣一種幾乎完全不用大腦而只需要忍耐的工作<text:span text:style-name="T3">,</text:span>有時我都不知道該說害怕或無奈了<text:span text:style-name="T3">,</text:span>也許害怕的成份居多<text:span text:style-name="T3">. <text:line-break/><text:line-break/></text:span>理性上任何難題我都很喜歡處理<text:span text:style-name="T3">,</text:span>越難越好<text:span text:style-name="T3">,</text:span>但如果你要處理的都是一些根本不是問題的問題<text:span text:style-name="T3">,</text:span>或是根本無法用理性來處理的問題或甚至對方只是把你當成藥頭<text:span text:style-name="T3">,</text:span>那真的很挫折<text:span text:style-name="T3">. </text:span>十個病人之中<text:span text:style-name="T3">,</text:span>大約有六七個是這樣的一些<text:span text:style-name="T3"><text:s/>"</text:span>病人<text:span text:style-name="T3">",</text:span>跟醫院的專業就診型態真是差很多<text:span text:style-name="T3">.<text:line-break/><text:line-break/></text:span>當然不是全部或大多數的病人都這樣<text:span text:style-name="T3">,</text:span>也許只是少數<text:span text:style-name="T3">,</text:span>但一個少數往往就能讓你頭痛欲裂<text:span text:style-name="T3">.<text:line-break/><text:line-break/></text:span>病患乙<text:span text:style-name="T3">: </text:span>醫師<text:span text:style-name="T3">,</text:span>怎麼辦<text:span text:style-name="T3">,</text:span>我完蛋了<text:span text:style-name="T3">.<text:line-break/><text:line-break/></text:span>醫<text:span text:style-name="T3">: </text:span>我不是前天才開一個月的藥給妳<text:span text:style-name="T3">,</text:span>怎麼又來了<text:span text:style-name="T3">?<text:line-break/><text:line-break/></text:span>乙<text:span text:style-name="T3">: </text:span>你那個藥害我得了高血壓<text:span text:style-name="T3">.<text:line-break/><text:line-break/></text:span>醫<text:span text:style-name="T3">:(...</text:span>無奈<text:span text:style-name="T3">,</text:span>我知道又要展開一場冗長而反覆且毫無意義的對話了<text:span text:style-name="T3">) </text:span>怎麼說呢<text:span text:style-name="T3">?<text:line-break/><text:line-break/></text:span>乙<text:span text:style-name="T3">: </text:span>我昨天去買菜<text:span text:style-name="T3">,</text:span>跟那個賣菜的在聊天<text:span text:style-name="T3">,</text:span>她說人到五十歲就會有十個有八個有高血壓<text:span text:style-name="T3">. </text:span>我一聽嚇死了<text:span text:style-name="T3">,</text:span>賣菜的很好心還給我兩排降血壓的藥<text:span text:style-name="T3">.<text:line-break/><text:line-break/></text:span>醫<text:span text:style-name="T3">: </text:span>妳過去有高血壓嗎<text:span text:style-name="T3">?<text:line-break/><text:line-break/></text:span>乙<text:span text:style-name="T3">: </text:span>沒有啊<text:span text:style-name="T3">.<text:line-break/><text:line-break/></text:span>醫<text:span text:style-name="T3">: </text:span>那麼高血壓不會在一天內形成<text:span text:style-name="T3">. </text:span>妳有量嗎<text:span text:style-name="T3">?<text:line-break/><text:line-break/></text:span>乙<text:span text:style-name="T3">: </text:span>我有量啊<text:span text:style-name="T3">,</text:span>但我的血壓計是電子的不準<text:span text:style-name="T3">.<text:line-break/><text:line-break/></text:span>醫<text:span text:style-name="T3">: </text:span>妳血壓多少<text:span text:style-name="T3">?<text:line-break/><text:line-break/></text:span>乙<text:span text:style-name="T3">: 130/70<text:line-break/><text:line-break/></text:span>醫<text:span text:style-name="T3">: </text:span>這樣很正常啊<text:span text:style-name="T3">.<text:line-break/><text:line-break/></text:span>乙<text:span text:style-name="T3">: </text:span>但是我擔心我有高血壓怎麼辦<text:span text:style-name="T3">?<text:line-break/><text:line-break/></text:span>醫<text:span text:style-name="T3">: </text:span>妳如果擔心就每天量個幾次血壓<text:span text:style-name="T3">,</text:span>然後量個兩三周記錄下來拿來給我看<text:span text:style-name="T3">.<text:line-break/><text:line-break/></text:span>乙<text:span text:style-name="T3">: </text:span>那我不就死定了我還等兩三周<text:span text:style-name="T3">. </text:span>我昨天晚上就努力要找到你的電話<text:span text:style-name="T3">,</text:span>我要掛急診<text:span text:style-name="T3">.<text:line-break/><text:line-break/></text:span>醫<text:span text:style-name="T3">: </text:span>診所沒有在看急診<text:span text:style-name="T3">.<text:line-break/><text:line-break/></text:span>乙<text:span text:style-name="T3">: </text:span>那怎麼辦<text:span text:style-name="T3">? </text:span>那我死定了<text:span text:style-name="T3">.<text:line-break/><text:line-break/></text:span>醫<text:span text:style-name="T3">: </text:span>妳沒有高血壓<text:span text:style-name="T3">,</text:span>如果不放心就每天量個幾次血壓<text:span text:style-name="T3">,</text:span>然後量個兩三周記錄下來給我看<text:span text:style-name="T3">.<text:line-break/><text:line-break/></text:span>乙<text:span text:style-name="T3">: </text:span>賣菜的很好心<text:span text:style-name="T3">,</text:span>我就把他給我的降血壓藥吃了<text:span text:style-name="T3">,</text:span>頭很暈<text:span text:style-name="T3">,</text:span>但是血壓真的有降了<text:span text:style-name="T3">. </text:span>我在想頭暈是不是吃妳的藥引起的<text:span text:style-name="T3">? </text:span>你看怎麼辦<text:span text:style-name="T3">?<text:line-break/><text:line-break/></text:span>醫<text:span text:style-name="T3">: </text:span>我說過了啊<text:span text:style-name="T3">, </text:span>妳沒有高血壓<text:span text:style-name="T3">,</text:span>如果不放心就每天量個幾次血壓<text:span text:style-name="T3">,</text:span>然後量個兩三周記錄下來給我看<text:span text:style-name="T3">.<text:line-break/><text:line-break/></text:span>乙<text:span text:style-name="T3">:</text:span>那我要不要先吃一些預防<text:span text:style-name="T3">,</text:span>萬一等血壓真的高起來就太遲了<text:span text:style-name="T3">.<text:line-break/><text:line-break/></text:span>醫<text:span text:style-name="T3">: </text:span>不需要吃藥去預防一個都還不存在的病<text:span text:style-name="T3">,</text:span>妳過去如果沒有高血壓<text:span text:style-name="T3">,</text:span>現在也沒有血壓高<text:span text:style-name="T3">,</text:span>為什麼要預防<text:span text:style-name="T3">?<text:line-break/><text:line-break/></text:span>乙<text:span text:style-name="T3">: </text:span>那你只會這樣說<text:span text:style-name="T3">,</text:span>你要幫我開降血壓藥啊<text:span text:style-name="T3">.<text:line-break/><text:line-break/></text:span>醫<text:span text:style-name="T3">: (....</text:span>無言<text:span text:style-name="T3">,</text:span>頭開始痛<text:span text:style-name="T3">) <text:line-break/><text:line-break/></text:span>乙<text:span text:style-name="T3">: </text:span>還是妳也開賣菜的這種藥給我好了<text:span text:style-name="T3">,</text:span>妳要不要幫我看一下這個藥品質好不好<text:span text:style-name="T3">.<text:line-break/><text:line-break/></text:span>醫<text:span text:style-name="T3">: </text:span>我沒必要看賣菜的藥<text:span text:style-name="T3">,</text:span>因為妳根本不需要吃藥<text:span text:style-name="T3">.<text:line-break/><text:line-break/></text:span>乙<text:span text:style-name="T3">: </text:span>不吃藥怎麼行呢<text:span text:style-name="T3">? </text:span>那萬一血壓高起來怎麼辦<text:span text:style-name="T3">?<text:line-break/><text:line-break/></text:span>醫<text:span text:style-name="T3">: </text:span>妳沒有高血壓<text:span text:style-name="T3">,</text:span>如果不放心就每天量個幾次血壓<text:span text:style-name="T3">,</text:span>然後量個兩三周記錄下來給我看<text:span text:style-name="T3">.<text:line-break/><text:line-break/></text:span>乙<text:span text:style-name="T3">: </text:span>可是<text:span text:style-name="T3">,</text:span>賣菜的說要先預防<text:span text:style-name="T3">. </text:span>說不預防等它高起來就太慢了<text:span text:style-name="T3">.<text:line-break/><text:line-break/></text:span>醫<text:span text:style-name="T3">: </text:span>賣菜的是醫生嗎<text:span text:style-name="T3">?<text:line-break/><text:line-break/></text:span>乙<text:span text:style-name="T3">: </text:span>不是啊<text:span text:style-name="T3">. </text:span>所以我來問你啊<text:span text:style-name="T3">.<text:line-break/><text:line-break/></text:span>醫<text:span text:style-name="T3">: </text:span>我已經說個很多次了<text:span text:style-name="T3">,</text:span>妳沒有高血壓<text:span text:style-name="T3">,</text:span>如果不放心就每天量個幾次血壓<text:span text:style-name="T3">,</text:span>然後量個兩三周記錄下來給我看<text:span text:style-name="T3">.<text:line-break/><text:line-break/></text:span>乙<text:span text:style-name="T3">: </text:span>那我該怎麼辦<text:span text:style-name="T3">? </text:span>就這樣等死嗎<text:span text:style-name="T3">?<text:line-break/><text:line-break/></text:span>醫<text:span text:style-name="T3">: </text:span>妳沒有高血壓<text:span text:style-name="T3">,</text:span>如果不放心就每天量個幾次血壓<text:span text:style-name="T3">,</text:span>然後量個兩三周記錄下來給我看<text:span text:style-name="T3">.<text:line-break/><text:line-break/></text:span>乙<text:span text:style-name="T3">: </text:span>那你要幫我檢查啊<text:span text:style-name="T3">.<text:line-break/><text:line-break/></text:span>醫<text:span text:style-name="T3">: </text:span>我已經破例讓妳驗了許多次血<text:span text:style-name="T3">,</text:span>不要再驗了<text:span text:style-name="T3">,</text:span>妳每次的血液檢查報告都是滿分<text:span text:style-name="T3">,</text:span>非常健康<text:span text:style-name="T3">,</text:span>不像我都是滿江紅<text:span text:style-name="T3">.<text:line-break/><text:line-break/></text:span>乙<text:span text:style-name="T3">: </text:span>不然你開一些感冒藥讓我預防一下<text:span text:style-name="T3">.<text:line-break/><text:line-break/></text:span>醫<text:span text:style-name="T3">: </text:span>妳沒有感冒為什麼要吃感冒藥<text:span text:style-name="T3">.<text:line-break/><text:line-break/></text:span>乙<text:span text:style-name="T3">: </text:span>我要先預防啊<text:span text:style-name="T3">.<text:line-break/><text:line-break/></text:span>醫<text:span text:style-name="T3">: </text:span>感冒藥只能退燒止痛<text:span text:style-name="T3">,</text:span>無法預防感冒<text:span text:style-name="T3">.<text:line-break/><text:line-break/></text:span>乙<text:span text:style-name="T3">: </text:span>那我萬一得高血壓怎麼辦<text:span text:style-name="T3">.<text:line-break/><text:line-break/></text:span>醫<text:span text:style-name="T3">: </text:span>妳沒有高血壓<text:span text:style-name="T3">,</text:span>如果不放心就每天量個幾次血壓<text:span text:style-name="T3">,</text:span>然後量個兩三周記錄下來給我看<text:span text:style-name="T3">.<text:line-break/><text:line-break/></text:span>乙<text:span text:style-name="T3">: </text:span>那我怎麼辦呢<text:span text:style-name="T3">? </text:span>不能就這樣等死啊<text:span text:style-name="T3">,</text:span>還好那個賣菜的有提醒我<text:span text:style-name="T3">,</text:span>你現在又跟她講的不一樣<text:span text:style-name="T3">,</text:span>那我該聽誰的<text:span text:style-name="T3">?<text:line-break/><text:line-break/></text:span>醫<text:span text:style-name="T3">: </text:span>妳要聽誰的我沒意見<text:span text:style-name="T3">,</text:span>我已經講很多遍了<text:span text:style-name="T3">. </text:span>妳沒有高血壓<text:span text:style-name="T3">,</text:span>如果不放心就每天量個幾次血壓<text:span text:style-name="T3">,</text:span>然後量個兩三周記錄下來給我看<text:span text:style-name="T3">.<text:line-break/><text:line-break/></text:span>乙<text:span text:style-name="T3">: </text:span>可是這樣量會準嗎<text:span text:style-name="T3">?<text:line-break/><text:line-break/></text:span>醫<text:span text:style-name="T3">: </text:span>為什麼會不準<text:span text:style-name="T3">?<text:line-break/><text:line-break/></text:span>乙<text:span text:style-name="T3">: </text:span>怕萬一血壓計不準啊<text:span text:style-name="T3">.<text:line-break/><text:line-break/></text:span>醫<text:span text:style-name="T3">:(....</text:span>無言<text:span text:style-name="T3">)<text:line-break/><text:line-break/></text:span>乙<text:span text:style-name="T3">: </text:span>你幫我看賣菜給我的藥<text:span text:style-name="T3">,</text:span>她給我兩種<text:span text:style-name="T3">,</text:span>說要搭配著吃<text:span text:style-name="T3">,</text:span>你看我一天要吃幾顆比較好<text:span text:style-name="T3">.<text:line-break/><text:line-break/></text:span>醫<text:span text:style-name="T3">: (...</text:span>越來越無奈<text:span text:style-name="T3">)</text:span>我已經告訴妳怎麼做了<text:span text:style-name="T3">,</text:span>妳不需要吃藥<text:span text:style-name="T3">,</text:span>因為妳沒有高血壓<text:span text:style-name="T3">,</text:span>如果不放心就每天量個幾次血壓<text:span text:style-name="T3">,</text:span>然後量個兩三周記錄下來給我看<text:span text:style-name="T3">.<text:line-break/><text:line-break/></text:span>乙<text:span text:style-name="T3">: </text:span>妳看這一排紅色的是什麼樣的血壓藥<text:span text:style-name="T3">,</text:span>適不適合多吃<text:span text:style-name="T3">.<text:line-break/><text:line-break/></text:span>醫<text:span text:style-name="T3">: </text:span>妳是希望我跟妳說什麼呢<text:span text:style-name="T3">?<text:line-break/><text:line-break/></text:span>乙<text:span text:style-name="T3">: </text:span>我不能就這樣不管血壓高起來啊<text:span text:style-name="T3">.<text:line-break/><text:line-break/></text:span>醫<text:span text:style-name="T3">: </text:span>我不道怎麼表達了<text:span text:style-name="T3">. </text:span>妳聽懂我在說什麼嗎<text:span text:style-name="T3">?<text:line-break/><text:line-break/></text:span>乙<text:span text:style-name="T3">: </text:span>懂啊<text:span text:style-name="T3">,</text:span>我又不是神經病怎麼會不懂<text:span text:style-name="T3">. </text:span>你叫我不用管它有沒有高血壓就放著不用管<text:span text:style-name="T3">.<text:line-break/><text:line-break/></text:span>醫<text:span text:style-name="T3">: </text:span>我不是這個意思<text:span text:style-name="T3">,</text:span>我是說妳如果從來都沒有高血壓<text:span text:style-name="T3">,</text:span>現在也看不出血壓有高的跡象<text:span text:style-name="T3">,</text:span>為什麼要吃別人給妳的什麼降血壓呢<text:span text:style-name="T3">?<text:line-break/><text:line-break/></text:span>乙<text:span text:style-name="T3">: </text:span>我也知道賣菜的不是醫生<text:span text:style-name="T3">,</text:span>所我來找你開藥啊<text:span text:style-name="T3">.<text:line-break/><text:line-break/></text:span>醫<text:span text:style-name="T3">: (...</text:span>無奈<text:span text:style-name="T3">)</text:span>妳是希望我做什麼<text:span text:style-name="T3">?<text:line-break/><text:line-break/></text:span>乙<text:span text:style-name="T3">: </text:span>我怎麼知道<text:span text:style-name="T3">,</text:span>你是醫生啊<text:span text:style-name="T3">,</text:span>賣菜的藥你又說不好<text:span text:style-name="T3">,</text:span>叫你開給我你又不要<text:span text:style-name="T3">,</text:span>那我怎麼辦<text:span text:style-name="T3">? </text:span>我很忙<text:span text:style-name="T3">,</text:span>沒時間多說了<text:span text:style-name="T3">,</text:span>藥趕快開一開給我<text:span text:style-name="T3">.<text:line-break/><text:line-break/></text:span>醫<text:span text:style-name="T3">: (....</text:span>努力忍耐再說一遍<text:span text:style-name="T3">)</text:span>我說過很多遍了<text:span text:style-name="T3">,</text:span>妳沒有高血壓<text:span text:style-name="T3">,</text:span>如果不放心就每天量個幾次血壓<text:span text:style-name="T3">,</text:span>然後量個兩三周記錄下來給我看<text:span text:style-name="T3">. </text:span>如果真的有血壓問題我再開藥給你<text:span text:style-name="T3">.<text:line-break/><text:line-break/></text:span>乙<text:span text:style-name="T3">: </text:span>如果到時候真的有血壓高<text:span text:style-name="T3">,</text:span>腦已經傷到了<text:span text:style-name="T3">,</text:span>你要負責嗎<text:span text:style-name="T3">?<text:line-break/><text:line-break/></text:span>醫<text:span text:style-name="T3">: </text:span>如果妳不相信我說的<text:span text:style-name="T3">,</text:span>那妳為什麼不去給別的醫生看呢<text:span text:style-name="T3">?<text:line-break/><text:line-break/></text:span>乙<text:span text:style-name="T3">: </text:span>有啊<text:span text:style-name="T3">,</text:span>我看過好多醫師<text:span text:style-name="T3">,</text:span>他們都開一大堆藥給我<text:span text:style-name="T3">,</text:span>只有你最好笑<text:span text:style-name="T3">,</text:span>怎麼一直叫我不要吃藥<text:span text:style-name="T3">? </text:span>你都不用做生意嗎<text:span text:style-name="T3">?<text:line-break/><text:line-break/></text:span>醫<text:span text:style-name="T3">: </text:span>我們已經講了半小時<text:span text:style-name="T3">,</text:span>妳去退掛號<text:span text:style-name="T3">,</text:span>我不開降血壓的藥給妳<text:span text:style-name="T3">.<text:line-break/><text:line-break/></text:span>乙<text:span text:style-name="T3">: </text:span>那血壓高起來怎麼辦<text:span text:style-name="T3">? </text:span>你看我手臂上有一些紅疹<text:span text:style-name="T3">,</text:span>是不是血壓高引起的<text:span text:style-name="T3">?<text:line-break/><text:line-break/></text:span>醫<text:span text:style-name="T3">: </text:span>不是<text:span text:style-name="T3">,</text:span>夏天時皮膚上出幾個疹子很正常<text:span text:style-name="T3">.<text:line-break/><text:line-break/></text:span>乙<text:span text:style-name="T3">:</text:span>那高血壓會引起什麼症狀<text:span text:style-name="T3">?<text:line-break/><text:line-break/></text:span>醫<text:span text:style-name="T3">: </text:span>是不是等妳真的有高血壓再說<text:span text:style-name="T3">.<text:line-break/><text:line-break/></text:span>乙<text:span text:style-name="T3">: </text:span>你要先跟我說有哪些症狀<text:span text:style-name="T3">,</text:span>我才有個心理準備<text:span text:style-name="T3">.<text:line-break/><text:line-break/></text:span>醫<text:span text:style-name="T3">: </text:span>現在妳最好的作法就是根本不要去擔心高血壓的問題<text:span text:style-name="T3">.<text:line-break/><text:line-break/></text:span>乙<text:span text:style-name="T3">: </text:span>那我過兩天去菜市場如果又遇到那個賣菜的我要怎麼說<text:span text:style-name="T3">?<text:line-break/><text:line-break/></text:span>醫<text:span text:style-name="T3">: (...</text:span>無言<text:span text:style-name="T3">,</text:span>頭痛欲裂<text:span text:style-name="T3">,</text:span>一補尿快爆炸<text:span text:style-name="T3">,</text:span>心裏想我賺這個真的每一塊錢都是血汗錢<text:span text:style-name="T3">,</text:span>實在有夠痛苦<text:span text:style-name="T3">)</text:span>妳就說妳沒有高血壓<text:span text:style-name="T3">.<text:line-break/><text:line-break/></text:span>乙<text:span text:style-name="T3">: </text:span>那像我現在頭有點暈暈的<text:span text:style-name="T3">,</text:span>在你們醫學上來看是低血壓或高血壓<text:span text:style-name="T3">?<text:line-break/><text:line-break/></text:span>醫<text:span text:style-name="T3">: </text:span>我們是不是就講到這裏<text:span text:style-name="T3">,</text:span>妳去退掛號吧<text:span text:style-name="T3">.<text:line-break/><text:line-break/></text:span>乙<text:span text:style-name="T3">: </text:span>你再幫我量個血壓<text:span text:style-name="T3">. <text:line-break/><text:line-break/></text:span>醫<text:span text:style-name="T3">: </text:span>剛才不是幫妳量過了<text:span text:style-name="T3">? </text:span>很正常啊<text:span text:style-name="T3">.<text:line-break/><text:line-break/></text:span>乙<text:span text:style-name="T3">: </text:span>那是剛才量的<text:span text:style-name="T3">,</text:span>現在可能又不一樣了<text:span text:style-name="T3">.<text:line-break/><text:line-break/></text:span>醫<text:span text:style-name="T3">: </text:span>好吧<text:span text:style-name="T3">.</text:span>我再幫妳量<text:span text:style-name="T3">.<text:line-break/><text:line-break/></text:span>醫<text:span text:style-name="T3">: 115/75<text:line-break/><text:line-break/></text:span>乙<text:span text:style-name="T3">:</text:span>哇<text:span text:style-name="T3">!</text:span>怎麼比剛才高<text:span text:style-name="T3">?</text:span>才幾分鐘就高出<text:span text:style-name="T3">5!!</text:span>你還說正常<text:span text:style-name="T3">.<text:line-break/><text:line-break/></text:span>醫<text:span text:style-name="T3">: </text:span>這樣的數值都在正常範圍<text:span text:style-name="T3">.<text:line-break/><text:line-break/></text:span>乙<text:span text:style-name="T3">: </text:span>那你覺得我要不要有時候血壓高就給它吃一顆賣菜給我的藥<text:span text:style-name="T3">.<text:line-break/><text:line-break/></text:span>醫<text:span text:style-name="T3">: </text:span>妳要怎麼吃藥我沒辦法干涉<text:span text:style-name="T3">,</text:span>但我已經講過很多遍<text:span text:style-name="T3">. </text:span>妳沒有高血壓<text:span text:style-name="T3">,</text:span>如果不放心就每天量個幾次血壓<text:span text:style-name="T3">,</text:span>然後量個兩三周記錄下來給我看<text:span text:style-name="T3">. </text:span>如果真的有高血壓<text:span text:style-name="T3">,</text:span>我再幫妳治療<text:span text:style-name="T3">.<text:line-break/><text:line-break/></text:span>就這樣一直反覆講<text:span text:style-name="T3">....</text:span>好不容易講到第二個病人在催了<text:span text:style-name="T3">. </text:span>於是丙進來了<text:span text:style-name="T3">.<text:line-break/><text:line-break/></text:span>丙<text:span text:style-name="T3">: </text:span>沒效啦<text:span text:style-name="T3">,</text:span>都不能睡<text:span text:style-name="T3">. </text:span>你也開好一點的藥給我啊<text:span text:style-name="T3">.<text:line-break/><text:line-break/></text:span>醫<text:span text:style-name="T3">: </text:span>大約能睡幾個小時<text:span text:style-name="T3">?<text:line-break/><text:line-break/></text:span>丙<text:span text:style-name="T3">: </text:span>睡到中午才起來<text:span text:style-name="T3">.<text:line-break/><text:line-break/></text:span>醫<text:span text:style-name="T3">: </text:span>那你是幾點睡<text:span text:style-name="T3">?<text:line-break/><text:line-break/></text:span>丙<text:span text:style-name="T3">: 12</text:span>點就去睡了<text:span text:style-name="T3">.<text:line-break/><text:line-break/></text:span>醫<text:span text:style-name="T3">: </text:span>所以你每天睡<text:span text:style-name="T3">12</text:span>個小時<text:span text:style-name="T3">?<text:line-break/><text:line-break/></text:span>丙<text:span text:style-name="T3">: </text:span>都不能睡<text:span text:style-name="T3">,</text:span>藥再加強一些<text:span text:style-name="T3">,</text:span>多給我幾顆<text:span text:style-name="T3">.<text:line-break/><text:line-break/></text:span>醫<text:span text:style-name="T3">: </text:span>睡<text:span text:style-name="T3">12</text:span>小時還不夠嗎<text:span text:style-name="T3">?<text:line-break/><text:line-break/></text:span>丙<text:span text:style-name="T3">: </text:span>夠啊<text:span text:style-name="T3">,</text:span>但是白天都睡不著<text:span text:style-name="T3">.<text:line-break/><text:line-break/></text:span>醫<text:span text:style-name="T3">: </text:span>為什麼白天也要睡<text:span text:style-name="T3">.<text:line-break/><text:line-break/></text:span>丙<text:span text:style-name="T3">: </text:span>閒閒沒事做你要我眼睛睜大大做什麼<text:span text:style-name="T3">?</text:span>恁爸有空當然就睡覺啊<text:span text:style-name="T3">.<text:line-break/><text:line-break/></text:span>醫<text:span text:style-name="T3">: </text:span>那你都不要上班嗎<text:span text:style-name="T3">?<text:line-break/><text:line-break/></text:span>丙<text:span text:style-name="T3">: </text:span>上班<text:span text:style-name="T3">? </text:span>幹<text:span text:style-name="T3">! </text:span>恁爸半夜兄弟如果打電話來叫再睏也要起來<text:span text:style-name="T3">.<text:line-break/><text:line-break/></text:span>醫<text:span text:style-name="T3">: </text:span>半夜起來做什麼<text:span text:style-name="T3">?<text:line-break/><text:line-break/></text:span>丙<text:span text:style-name="T3">: </text:span>喬事情啊<text:span text:style-name="T3">.<text:line-break/><text:line-break/></text:span>醫<text:span text:style-name="T3">: </text:span>那我就不改藥了<text:span text:style-name="T3">,</text:span>不用再加量<text:span text:style-name="T3">.<text:line-break/><text:line-break/></text:span>丙<text:span text:style-name="T3">: </text:span>你開一天兩顆不夠我吃啦<text:span text:style-name="T3">. </text:span>一個月份我五天就吃完了<text:span text:style-name="T3">.<text:line-break/><text:line-break/></text:span>醫<text:span text:style-name="T3">: </text:span>如果你要這樣吃藥<text:span text:style-name="T3">,</text:span>那我沒辦法開給你<text:span text:style-name="T3">.<text:line-break/><text:line-break/></text:span>丙<text:span text:style-name="T3">: </text:span>有時候下面細漢仔要<text:span text:style-name="T3">,</text:span>我也分給他們吃<text:span text:style-name="T3">.<text:line-break/><text:line-break/></text:span>醫<text:span text:style-name="T3">: </text:span>藥不能拿給別人吃<text:span text:style-name="T3">.<text:line-break/><text:line-break/></text:span>丙<text:span text:style-name="T3">: </text:span>嘿嘿嘿<text:span text:style-name="T3">,</text:span>伊娘咧<text:span text:style-name="T3">,</text:span>大家沒藥都要來跟我拿<text:span text:style-name="T3">.<text:line-break/><text:line-break/></text:span>醫<text:span text:style-name="T3">: </text:span>你要再等<text:span text:style-name="T3">18</text:span>天後才能再來拿藥<text:span text:style-name="T3">. </text:span>我不能開給你<text:span text:style-name="T3">.<text:line-break/><text:line-break/></text:span>丙<text:span text:style-name="T3">: </text:span>你要一天開<text:span text:style-name="T3">10</text:span>顆我才夠吃<text:span text:style-name="T3">.<text:line-break/><text:line-break/></text:span>醫<text:span text:style-name="T3">: </text:span>這種藥我建議頂多一天吃兩顆<text:span text:style-name="T3">.<text:line-break/><text:line-break/></text:span>丙<text:span text:style-name="T3">: </text:span>幹依娘兩顆不夠我塞牙縫<text:span text:style-name="T3">.<text:line-break/><text:line-break/></text:span>醫<text:span text:style-name="T3">: </text:span>你另請高明<text:span text:style-name="T3">. </text:span>我只能開這樣的劑量<text:span text:style-name="T3">.<text:line-break/><text:line-break/></text:span>丙<text:span text:style-name="T3">: </text:span>那我自費好了<text:span text:style-name="T3">,</text:span>你是要講這個吧<text:span text:style-name="T3">. </text:span>看多少錢你說<text:span text:style-name="T3">.<text:line-break/><text:line-break/></text:span>醫<text:span text:style-name="T3">: </text:span>自費我也不會開給你<text:span text:style-name="T3">,</text:span>不是錢的問題<text:span text:style-name="T3">.<text:line-break/><text:line-break/></text:span>丙<text:span text:style-name="T3">: </text:span>那我這陣子沒事情喬<text:span text:style-name="T3">,</text:span>不睡覺是要幹什麼<text:span text:style-name="T3">? </text:span>要我去給鬼幹嗎<text:span text:style-name="T3">?<text:line-break/><text:line-break/></text:span>醫<text:span text:style-name="T3">: </text:span>我只能照醫療的常規開藥<text:span text:style-name="T3">,</text:span>不可能多開<text:span text:style-name="T3">.<text:line-break/><text:line-break/></text:span>丙<text:span text:style-name="T3">: </text:span>算了算了<text:span text:style-name="T3">,</text:span>兩顆就兩顆<text:span text:style-name="T3">.<text:line-break/><text:line-break/></text:span>醫<text:span text:style-name="T3">: </text:span>兩顆我也不能開<text:span text:style-name="T3">,</text:span>因為你還有兩個多禮拜的藥<text:span text:style-name="T3">.<text:line-break/><text:line-break/></text:span>丙<text:span text:style-name="T3">: </text:span>我不是說分給別人吃了<text:span text:style-name="T3">,</text:span>而且我有時候一次就給它吃<text:span text:style-name="T3">10</text:span>顆<text:span text:style-name="T3">. </text:span>我七仔<text:span text:style-name="T3">(</text:span>馬子<text:span text:style-name="T3">)</text:span>說<text:span text:style-name="T3">,</text:span>哦<text:span text:style-name="T3">,</text:span>你足勇ㄟ呢<text:span text:style-name="T3">~ </text:span>吃藥吃這麼多還這麼硬<text:span text:style-name="T3">,</text:span>依娘咧<text:span text:style-name="T3">,</text:span>身體都壞了了了還硬<text:span text:style-name="T3">.<text:line-break/><text:line-break/></text:span>醫<text:span text:style-name="T3">: </text:span>你去退掛號<text:span text:style-name="T3">.<text:line-break/><text:line-break/></text:span>丙<text:span text:style-name="T3">: </text:span>我人都來了<text:span text:style-name="T3">,</text:span>不然你也開幾顆胃藥給我<text:span text:style-name="T3">,</text:span>每天肚子當酒桶<text:span text:style-name="T3">.<text:line-break/><text:line-break/>...</text:span>好不容易又看完了一個病人<text:span text:style-name="T3">. </text:span>下一個換丁<text:span text:style-name="T3">.<text:line-break/><text:line-break/></text:span>丁<text:span text:style-name="T3">: </text:span>還是都不能睡怎麼辦<text:span text:style-name="T3">?<text:line-break/><text:line-break/></text:span>醫<text:span text:style-name="T3">: </text:span>這個藥沒效嗎<text:span text:style-name="T3">? <text:line-break/><text:line-break/></text:span>丁<text:span text:style-name="T3">: </text:span>沒有效<text:span text:style-name="T3">,</text:span>半夜還是會起來<text:span text:style-name="T3">.<text:line-break/><text:line-break/></text:span>醫<text:span text:style-name="T3">: </text:span>半夜自己會醒來<text:span text:style-name="T3">?<text:line-break/><text:line-break/></text:span>丁<text:span text:style-name="T3">: </text:span>啥咪自己醒來<text:span text:style-name="T3">,</text:span>現在小孩放暑假<text:span text:style-name="T3">,</text:span>那兩個唸高中的整天帶一些同學來家裏唱歌打線上遊戲<text:span text:style-name="T3">,</text:span>吵吵鬧鬧的我怎麼睡<text:span text:style-name="T3">?<text:line-break/><text:line-break/></text:span>醫<text:span text:style-name="T3">: </text:span>妳是說藥可以幫助妳睡<text:span text:style-name="T3">,</text:span>但妳的小孩半夜都還在聚會玩樂<text:span text:style-name="T3">?<text:line-break/><text:line-break/></text:span>丁<text:span text:style-name="T3">: </text:span>吵到連隔壁都在罵<text:span text:style-name="T3">.<text:line-break/><text:line-break/></text:span>醫<text:span text:style-name="T3">: </text:span>那我就沒辦法了<text:span text:style-name="T3">.<text:line-break/><text:line-break/></text:span>丁<text:span text:style-name="T3">: </text:span>你要幫我調整藥物<text:span text:style-name="T3">,</text:span>加重一點<text:span text:style-name="T3">,</text:span>看能不能吵不醒<text:span text:style-name="T3">.<text:line-break/><text:line-break/></text:span>醫<text:span text:style-name="T3">: </text:span>妳應該叫他們半夜不要唱歌吵鬧<text:span text:style-name="T3">,</text:span>怎麼是要求加藥<text:span text:style-name="T3">?<text:line-break/><text:line-break/></text:span>丁<text:span text:style-name="T3">: </text:span>他們如果會聽<text:span text:style-name="T3">,</text:span>那我就不用來找你加藥了<text:span text:style-name="T3">.<text:line-break/><text:line-break/></text:span>醫<text:span text:style-name="T3">: </text:span>可是<text:span text:style-name="T3">,</text:span>哪有人藉助大量安眠藥來抵抗吵鬧的道理<text:span text:style-name="T3">?<text:line-break/><text:line-break/></text:span>丁<text:span text:style-name="T3">: </text:span>那我現在打手機<text:span text:style-name="T3">,</text:span>你幫我跟我小孩說<text:span text:style-name="T3">,</text:span>叫他不要半夜再帶同學來客廳亂整晚<text:span text:style-name="T3">.<text:line-break/><text:line-break/></text:span>醫<text:span text:style-name="T3">: </text:span>這應該是妳當媽媽的要自己去跟小孩講<text:span text:style-name="T3">,</text:span>醫生沒有權力叫別人半夜不要吵鬧<text:span text:style-name="T3">.<text:line-break/><text:line-break/></text:span>丁<text:span text:style-name="T3">: </text:span>來來來<text:span text:style-name="T3">, </text:span>我打了手機<text:span text:style-name="T3">,</text:span>你跟我說<text:span text:style-name="T3">.(</text:span>說完便把手機遞過來<text:span text:style-name="T3">)<text:line-break/><text:line-break/></text:span>醫<text:span text:style-name="T3">: (...</text:span>無奈接起電話<text:span text:style-name="T3">)</text:span>喂<text:span text:style-name="T3">,</text:span>你是誰誰誰的小孩嗎<text:span text:style-name="T3">?<text:line-break/><text:line-break/></text:span>電話中<text:span text:style-name="T3">: (...</text:span>對方不回答<text:span text:style-name="T3">)<text:line-break/><text:line-break/></text:span>醫<text:span text:style-name="T3">: </text:span>請問你是誰誰誰的小孩嗎<text:span text:style-name="T3">?<text:line-break/><text:line-break/></text:span>電話中<text:span text:style-name="T3">:(</text:span>有呼吸聲但不回應<text:span text:style-name="T3">)<text:line-break/><text:line-break/></text:span>醫<text:span text:style-name="T3">: </text:span>我這邊是<text:span text:style-name="T3">xx</text:span>診所的陳醫師<text:span text:style-name="T3">,</text:span>有位病人叫<text:span text:style-name="T3">xyy,</text:span>請問你是她的小孩嗎<text:span text:style-name="T3">?<text:line-break/><text:line-break/></text:span>電話中<text:span text:style-name="T3">:(</text:span>有呼吸聲但還是不回應<text:span text:style-name="T3">)<text:line-break/><text:line-break/><text:line-break/></text:span>醫<text:span text:style-name="T3">: </text:span>對丁說<text:span text:style-name="T3">: "</text:span>對方不出聲<text:span text:style-name="T3">".<text:line-break/><text:line-break/></text:span>電話中<text:span text:style-name="T3">: (</text:span>終於有聲音了<text:span text:style-name="T3">)</text:span>要做啥<text:span text:style-name="T3">?<text:line-break/><text:line-break/></text:span>醫<text:span text:style-name="T3">: </text:span>你媽媽要我跟你說<text:span text:style-name="T3">,</text:span>希望你半夜不要吵鬧<text:span text:style-name="T3">,</text:span>讓她可以好好睡覺<text:span text:style-name="T3">.<text:line-break/><text:line-break/></text:span>電話<text:span text:style-name="T3">:(...</text:span>不出聲<text:span text:style-name="T3">)<text:line-break/><text:line-break/></text:span>醫<text:span text:style-name="T3">: </text:span>你有聽到我的聲音嗎<text:span text:style-name="T3">?<text:line-break/><text:line-break/></text:span>電話<text:span text:style-name="T3">: </text:span>你要做什麼<text:span text:style-name="T3">.<text:line-break/><text:line-break/></text:span>醫<text:span text:style-name="T3">: </text:span>你媽媽要我跟你說<text:span text:style-name="T3">,</text:span>希望你半夜不要吵鬧<text:span text:style-name="T3">,</text:span>讓她可以好好睡覺<text:span text:style-name="T3">.<text:line-break/><text:line-break/></text:span>電話<text:span text:style-name="T3">: </text:span>你還有什麼事<text:span text:style-name="T3">?<text:line-break/><text:line-break/></text:span>醫<text:span text:style-name="T3">: </text:span>沒有其它的事了<text:span text:style-name="T3">.<text:line-break/><text:line-break/></text:span>喀嚓一聲<text:span text:style-name="T3">,</text:span>對方就把電話掛了<text:span text:style-name="T3">.<text:line-break/><text:line-break/></text:span>丁<text:span text:style-name="T3">: </text:span>你看<text:span text:style-name="T3">,</text:span>這小孩講不聽<text:span text:style-name="T3">. </text:span>而且整天換手機<text:span text:style-name="T3">.<text:line-break/><text:line-break/></text:span>醫<text:span text:style-name="T3">: </text:span>這些事我也沒辦法<text:span text:style-name="T3">,</text:span>那我就不改藥了<text:span text:style-name="T3">.<text:line-break/><text:line-break/></text:span>丁<text:span text:style-name="T3">: </text:span>晚上不能睡怎麼辦<text:span text:style-name="T3">?<text:line-break/><text:line-break/></text:span>醫<text:span text:style-name="T3">: </text:span>我只能做到這樣<text:span text:style-name="T3">,</text:span>妳小孩半夜吵鬧妳要自己想辦法<text:span text:style-name="T3">.<text:line-break/><text:line-break/></text:span>丁<text:span text:style-name="T3">: </text:span>我再打手機給他<text:span text:style-name="T3">,</text:span>你幫我問他今天晚餐想吃什麼<text:span text:style-name="T3">? </text:span>吃不慣就會發脾氣<text:span text:style-name="T3">,</text:span>他生氣我也生氣<text:span text:style-name="T3">,</text:span>然後晚上就更不能睡了<text:span text:style-name="T3">.<text:line-break/><text:line-break/></text:span>醫<text:span text:style-name="T3">: </text:span>這些管教小孩的事我沒辦法幫妳<text:span text:style-name="T3">.<text:line-break/><text:line-break/></text:span>丁<text:span text:style-name="T3">: </text:span>可是藥都吃沒效<text:span text:style-name="T3">,</text:span>他們一吵我就醒了<text:span text:style-name="T3">,</text:span>有時候唱歌唱到早上五六點還在吵<text:span text:style-name="T3">.<text:line-break/><text:line-break/></text:span>醫<text:span text:style-name="T3">: </text:span>我能做的就只是開藥給妳<text:span text:style-name="T3">.<text:line-break/><text:line-break/></text:span>丁<text:span text:style-name="T3">: </text:span>醫生<text:span text:style-name="T3">,</text:span>那我請教你哦<text:span text:style-name="T3">,</text:span>我小孩每次我帶他去吃飯<text:span text:style-name="T3">,</text:span>他都說要給女服務生小費<text:span text:style-name="T3">,</text:span>我真的開銷很大<text:span text:style-name="T3">. </text:span>每次都是五十一百這樣給<text:span text:style-name="T3">. </text:span>他當做是去<text:span text:style-name="T3">KTV.<text:line-break/><text:line-break/></text:span>醫<text:span text:style-name="T3">: </text:span>這我也不知道要說什麼<text:span text:style-name="T3">,</text:span>這不是醫療問題<text:span text:style-name="T3">. </text:span>小孩要怎麼教<text:span text:style-name="T3">,</text:span>這不是醫師應該過問的<text:span text:style-name="T3">. <text:line-break/><text:line-break/></text:span>丁<text:span text:style-name="T3">: </text:span>可是我被他搞到腦神經衰弱啊<text:span text:style-name="T3">.<text:line-break/><text:line-break/></text:span>醫<text:span text:style-name="T3">: </text:span>那我除了開藥也沒有更好的方法<text:span text:style-name="T3">. </text:span>我沒辦法幫妳教小孩<text:span text:style-name="T3">.<text:line-break/><text:line-break/></text:span>丁<text:span text:style-name="T3">: </text:span>那你就多開起顆藥給我<text:span text:style-name="T3">. </text:span>有時藥物都被我小孩他給拿去吃了<text:span text:style-name="T3">,</text:span>睡到下午四五點才要起來吃早餐<text:span text:style-name="T3">.<text:line-break/><text:line-break/></text:span>醫<text:span text:style-name="T3">: </text:span>那我還是一樣只能開這樣的劑量<text:span text:style-name="T3">,</text:span>沒法多開<text:span text:style-name="T3">. </text:span>藥物要收好<text:span text:style-name="T3">,</text:span>不要讓別人拿去吃<text:span text:style-name="T3">.<text:line-break/><text:line-break/></text:span>丁<text:span text:style-name="T3">: (</text:span>開始大篇幅形容他的小孩多帥多聰明<text:span text:style-name="T3">,</text:span>不管她藥怎麼藏<text:span text:style-name="T3">,</text:span>她小孩都還是可以找得出來<text:span text:style-name="T3">.</text:span>從小老師就說他反應很快<text:span text:style-name="T3">,</text:span>都說我很會生<text:span text:style-name="T3">,</text:span>生這小孩這麼帥<text:span text:style-name="T3">....)<text:line-break/><text:line-break/></text:span>醫<text:span text:style-name="T3">: (</text:span>努力嗯嗯啊啊是喔<text:span text:style-name="T3">...</text:span>努力想辦法讓她不要再說了<text:span text:style-name="T3">,</text:span>我已經一整個下午滴水未進<text:span text:style-name="T3">,</text:span>小便憋到爆<text:span text:style-name="T3">,</text:span>午餐泡麵一碗<text:span text:style-name="T3">,</text:span>晚餐得忍住到十點才能吃<text:span text:style-name="T3">)<text:line-break/><text:line-break/></text:span>這就是我一整天的工作內容<text:span text:style-name="T3">,</text:span>算起來<text:span text:style-name="T3">,</text:span>三個病人<text:span text:style-name="T3">,</text:span>扣掉一個講半個多小時後退掛號的不算<text:span text:style-name="T3">,</text:span>剩下兩個病人大約可以跟健保局一共申請八百七十元<text:span text:style-name="T3">,</text:span>扣掉藥費成本<text:span text:style-name="T3">,</text:span>如此賣命工作大約可賺到少於七百元<text:span text:style-name="T3">. </text:span>若再計入其它成本<text:span text:style-name="T3">,</text:span>當然就是虧損<text:span text:style-name="T3">. <text:line-break/><text:line-break/></text:span>這也難怪為什麼醫師一窩蜂跑去做醫學美容了<text:span text:style-name="T3">. </text:span>我看過跳槽改做醫美的同學們的執業情形<text:span text:style-name="T3">,</text:span>真的很令人羨慕<text:span text:style-name="T3">. </text:span>來<text:span text:style-name="T3"><text:s/>"</text:span>就診<text:span text:style-name="T3">" </text:span>的似乎是一些看不出來身上哪裡有缺陷的人<text:span text:style-name="T3">. </text:span>她們的所謂<text:span text:style-name="T3"><text:s/>"</text:span>問題<text:span text:style-name="T3">" </text:span>不外就是屁股不夠翹<text:span text:style-name="T3">,</text:span>胸不不夠大不夠挺<text:span text:style-name="T3">,</text:span>皮膚不夠白嫩<text:span text:style-name="T3">. </text:span>幾天來打幾個雷射打幾支針就是十幾萬起跳<text:span text:style-name="T3">,</text:span>而且往往都可以不用報稅沒人知道喔<text:span text:style-name="T3">.<text:line-break/><text:line-break/></text:span>所謂<text:span text:style-name="T3"><text:s/>"</text:span>醫療<text:span text:style-name="T3">" </text:span>過程中<text:span text:style-name="T3">,</text:span>更是幸福滿分<text:span text:style-name="T3">. </text:span>我見過一個女生趴著<text:span text:style-name="T3">,</text:span>拉下褲子<text:span text:style-name="T3">,</text:span>露出白白嫩嫩的翹臀<text:span text:style-name="T3">,</text:span>由我的同學在她屁股上為她除去一些必須用十萬倍顯微鏡才看得見的小小小小小小黑斑<text:span text:style-name="T3">. </text:span>一邊溫柔除斑<text:span text:style-name="T3">,</text:span>一邊深情聊天<text:span text:style-name="T3">,</text:span>真是十分幸福的工作<text:span text:style-name="T3">. <text:line-break/><text:line-break/></text:span>人家做一天的收入<text:span text:style-name="T3">,</text:span>我差不多要做一個月或甚至一年<text:span text:style-name="T3">,</text:span>做到精疲力竭<text:span text:style-name="T3">,</text:span>許多時候我都覺得自己已經累到瀕臨死亡的邊緣<text:span text:style-name="T3">. <text:line-break/><text:line-break/></text:span>再過三天<text:span text:style-name="T3">,</text:span>就是董事長台北地檢署蒙難兩周年紀念日<text:span text:style-name="T3">,</text:span>再過八天<text:span text:style-name="T3">,</text:span>依照某個病的權威醫師兩年前的預言<text:span text:style-name="T3">,</text:span>再過八天我就會慢慢凍住<text:span text:style-name="T3">,</text:span>變成跟霍金一樣<text:span text:style-name="T3">,</text:span>只剩腦子還能動<text:span text:style-name="T3">. </text:span>還好這個預言顯然不會實現<text:span text:style-name="T3">,</text:span>反倒是累斃暴斃的過勞死似乎比較有可能<text:span text:style-name="T3">. <text:line-break/><text:line-break/></text:span>看精神病人很容易<text:span text:style-name="T3">,</text:span>看精神官能症卻很難<text:span text:style-name="T3">,</text:span>因為它實在不該說是一種病<text:span text:style-name="T3">,</text:span>而比較像一種個性<text:span text:style-name="T3">,</text:span>而個性是無法改變的<text:span text:style-name="T3">,</text:span>至於個性以外的社會問題或家庭問題或經濟問題<text:span text:style-name="T3">,</text:span>除非我不是一個醫生而是一個國家或許才有可能解決<text:span text:style-name="T3">. <text:line-break/><text:line-break/></text:span>環顧半生滄桑<text:span text:style-name="T3">,</text:span>我給了命<text:span text:style-name="T3">,</text:span>也給了錢<text:span text:style-name="T3">,</text:span>幾乎一無所有<text:span text:style-name="T3">,</text:span>不知道還能給出一些什麼了<text:span text:style-name="T3">. </text:span>還記得電影梅蘭芳講的那些話嗎<text:span text:style-name="T3">? </text:span>梅蘭芳爺爺要他有生之年幫他辦一件事<text:span text:style-name="T3">,</text:span>要他別再讓戲子被人瞧不起<text:span text:style-name="T3">,</text:span>梅蘭芳拿命反抗日軍邀約演出<text:span text:style-name="T3">,</text:span>他說他常想起爺爺要他辦的事<text:span text:style-name="T3">,</text:span>他說<text:span text:style-name="T3">: "</text:span>我不知道自己還能做些什麼<text:span text:style-name="T3">,</text:span>我能做的就只是這樣了<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